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8664" calcext:value-type="float">
            <text:p>0.078664</text:p>
          </table:table-cell>
          <table:table-cell office:value-type="float" office:value="0.126969" calcext:value-type="float">
            <text:p>0.126969</text:p>
          </table:table-cell>
          <table:table-cell office:value-type="float" office:value="0.423789" calcext:value-type="float">
            <text:p>0.423789</text:p>
          </table:table-cell>
          <table:table-cell office:value-type="float" office:value="0.785096" calcext:value-type="float">
            <text:p>0.785096</text:p>
          </table:table-cell>
          <table:table-cell office:value-type="float" office:value="1.618025" calcext:value-type="float">
            <text:p>1.618025</text:p>
          </table:table-cell>
          <table:table-cell office:value-type="float" office:value="3.241482" calcext:value-type="float">
            <text:p>3.241482</text:p>
          </table:table-cell>
          <table:table-cell office:value-type="float" office:value="6.288232" calcext:value-type="float">
            <text:p>6.288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8664" calcext:value-type="float">
            <text:p>0.078664</text:p>
          </table:table-cell>
          <table:table-cell office:value-type="float" office:value="0.126969" calcext:value-type="float">
            <text:p>0.126969</text:p>
          </table:table-cell>
          <table:table-cell office:value-type="float" office:value="0.423789" calcext:value-type="float">
            <text:p>0.423789</text:p>
          </table:table-cell>
          <table:table-cell office:value-type="float" office:value="0.785096" calcext:value-type="float">
            <text:p>0.785096</text:p>
          </table:table-cell>
          <table:table-cell office:value-type="float" office:value="1.618025" calcext:value-type="float">
            <text:p>1.618025</text:p>
          </table:table-cell>
          <table:table-cell office:value-type="float" office:value="3.241482" calcext:value-type="float">
            <text:p>3.241482</text:p>
          </table:table-cell>
          <table:table-cell office:value-type="float" office:value="6.288232" calcext:value-type="float">
            <text:p>6.288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8664" calcext:value-type="float">
            <text:p>0.078664</text:p>
          </table:table-cell>
          <table:table-cell office:value-type="float" office:value="0.126969" calcext:value-type="float">
            <text:p>0.126969</text:p>
          </table:table-cell>
          <table:table-cell office:value-type="float" office:value="0.423789" calcext:value-type="float">
            <text:p>0.423789</text:p>
          </table:table-cell>
          <table:table-cell office:value-type="float" office:value="0.785096" calcext:value-type="float">
            <text:p>0.785096</text:p>
          </table:table-cell>
          <table:table-cell office:value-type="float" office:value="1.618025" calcext:value-type="float">
            <text:p>1.618025</text:p>
          </table:table-cell>
          <table:table-cell office:value-type="float" office:value="3.241482" calcext:value-type="float">
            <text:p>3.241482</text:p>
          </table:table-cell>
          <table:table-cell office:value-type="float" office:value="6.288232" calcext:value-type="float">
            <text:p>6.2882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9404" calcext:value-type="float">
            <text:p>0.029404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0.103239" calcext:value-type="float">
            <text:p>0.103239</text:p>
          </table:table-cell>
          <table:table-cell office:value-type="float" office:value="0.193652" calcext:value-type="float">
            <text:p>0.19365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692009" calcext:value-type="float">
            <text:p>0.692009</text:p>
          </table:table-cell>
          <table:table-cell office:value-type="float" office:value="1.319107" calcext:value-type="float">
            <text:p>1.319107</text:p>
          </table:table-cell>
          <table:table-cell/>
          <table:table-cell office:value-type="float" office:value="4" calcext:value-type="float">
            <text:p>4</text:p>
          </table:table-cell>
          <table:table-cell table:formula="of:=0.078664 /0.029404" office:value-type="float" office:value="2.67528227452047" calcext:value-type="float">
            <text:p>2.67528227452047</text:p>
          </table:table-cell>
          <table:table-cell table:formula="of:=0.126969 /0.042434" office:value-type="float" office:value="2.9921525192063" calcext:value-type="float">
            <text:p>2.9921525192063</text:p>
          </table:table-cell>
          <table:table-cell table:formula="of:=0.423789 /0.103239" office:value-type="float" office:value="4.10493127597129" calcext:value-type="float">
            <text:p>4.10493127597129</text:p>
          </table:table-cell>
          <table:table-cell table:formula="of:=0.785096/0.193652" office:value-type="float" office:value="4.05415900687832" calcext:value-type="float">
            <text:p>4.05415900687832</text:p>
          </table:table-cell>
          <table:table-cell table:formula="of:=1.618025 /0.3568" office:value-type="float" office:value="4.53482343049327" calcext:value-type="float">
            <text:p>4.53482343049327</text:p>
          </table:table-cell>
          <table:table-cell table:formula="of:=3.241482 /0.692009" office:value-type="float" office:value="4.68416162217543" calcext:value-type="float">
            <text:p>4.68416162217543</text:p>
          </table:table-cell>
          <table:table-cell table:formula="of:=6.288232 /1.319107" office:value-type="float" office:value="4.76703709403407" calcext:value-type="float">
            <text:p>4.76703709403407</text:p>
          </table:table-cell>
          <table:table-cell/>
          <table:table-cell office:value-type="float" office:value="4" calcext:value-type="float">
            <text:p>4</text:p>
          </table:table-cell>
          <table:table-cell table:formula="of:=0.078664 /0.029404/4" office:value-type="float" office:value="0.668820568630118" calcext:value-type="float">
            <text:p>0.668820568630118</text:p>
          </table:table-cell>
          <table:table-cell table:formula="of:=0.126969 /0.042434/4" office:value-type="float" office:value="0.748038129801574" calcext:value-type="float">
            <text:p>0.748038129801574</text:p>
          </table:table-cell>
          <table:table-cell table:formula="of:=0.423789 /0.103239/4" office:value-type="float" office:value="1.02623281899282" calcext:value-type="float">
            <text:p>1.02623281899282</text:p>
          </table:table-cell>
          <table:table-cell table:formula="of:=0.785096/0.193652/4" office:value-type="float" office:value="1.01353975171958" calcext:value-type="float">
            <text:p>1.01353975171958</text:p>
          </table:table-cell>
          <table:table-cell table:formula="of:=1.618025 /0.3568/4" office:value-type="float" office:value="1.13370585762332" calcext:value-type="float">
            <text:p>1.13370585762332</text:p>
          </table:table-cell>
          <table:table-cell table:formula="of:=3.241482 /0.692009/4" office:value-type="float" office:value="1.17104040554386" calcext:value-type="float">
            <text:p>1.17104040554386</text:p>
          </table:table-cell>
          <table:table-cell table:formula="of:=6.288232 /1.319107/4" office:value-type="float" office:value="1.19175927350852" calcext:value-type="float">
            <text:p>1.191759273508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22939" calcext:value-type="float">
            <text:p>0.022939</text:p>
          </table:table-cell>
          <table:table-cell office:value-type="float" office:value="0.038248" calcext:value-type="float">
            <text:p>0.038248</text:p>
          </table:table-cell>
          <table:table-cell office:value-type="float" office:value="0.075309" calcext:value-type="float">
            <text:p>0.075309</text:p>
          </table:table-cell>
          <table:table-cell office:value-type="float" office:value="0.108636" calcext:value-type="float">
            <text:p>0.108636</text:p>
          </table:table-cell>
          <table:table-cell office:value-type="float" office:value="0.174703" calcext:value-type="float">
            <text:p>0.174703</text:p>
          </table:table-cell>
          <table:table-cell office:value-type="float" office:value="0.310133" calcext:value-type="float">
            <text:p>0.310133</text:p>
          </table:table-cell>
          <table:table-cell office:value-type="float" office:value="0.57445" calcext:value-type="float">
            <text:p>0.57445</text:p>
          </table:table-cell>
          <table:table-cell/>
          <table:table-cell office:value-type="float" office:value="9" calcext:value-type="float">
            <text:p>9</text:p>
          </table:table-cell>
          <table:table-cell table:formula="of:=0.078664 /0.022939" office:value-type="float" office:value="3.42926893064214" calcext:value-type="float">
            <text:p>3.42926893064214</text:p>
          </table:table-cell>
          <table:table-cell table:formula="of:=0.126969 /0.038248" office:value-type="float" office:value="3.31962455553232" calcext:value-type="float">
            <text:p>3.31962455553232</text:p>
          </table:table-cell>
          <table:table-cell table:formula="of:=0.423789 /0.075309" office:value-type="float" office:value="5.62733537824164" calcext:value-type="float">
            <text:p>5.62733537824164</text:p>
          </table:table-cell>
          <table:table-cell table:formula="of:=0.785096/0.108636" office:value-type="float" office:value="7.22684929489304" calcext:value-type="float">
            <text:p>7.22684929489304</text:p>
          </table:table-cell>
          <table:table-cell table:formula="of:=1.618025 /0.174703" office:value-type="float" office:value="9.26157535932411" calcext:value-type="float">
            <text:p>9.26157535932411</text:p>
          </table:table-cell>
          <table:table-cell table:formula="of:=3.241482 /0.310133" office:value-type="float" office:value="10.451909342121" calcext:value-type="float">
            <text:p>10.451909342121</text:p>
          </table:table-cell>
          <table:table-cell table:formula="of:=6.288232 /0.57445" office:value-type="float" office:value="10.9465262424928" calcext:value-type="float">
            <text:p>10.9465262424928</text:p>
          </table:table-cell>
          <table:table-cell/>
          <table:table-cell office:value-type="float" office:value="9" calcext:value-type="float">
            <text:p>9</text:p>
          </table:table-cell>
          <table:table-cell table:formula="of:=0.078664 /0.022939/9" office:value-type="float" office:value="0.38102988118246" calcext:value-type="float">
            <text:p>0.38102988118246</text:p>
          </table:table-cell>
          <table:table-cell table:formula="of:=0.126969 /0.038248/9" office:value-type="float" office:value="0.368847172836924" calcext:value-type="float">
            <text:p>0.368847172836924</text:p>
          </table:table-cell>
          <table:table-cell table:formula="of:=0.423789 /0.075309/9" office:value-type="float" office:value="0.625259486471294" calcext:value-type="float">
            <text:p>0.625259486471294</text:p>
          </table:table-cell>
          <table:table-cell table:formula="of:=0.785096/0.108636/9" office:value-type="float" office:value="0.802983254988115" calcext:value-type="float">
            <text:p>0.802983254988115</text:p>
          </table:table-cell>
          <table:table-cell table:formula="of:=1.618025 /0.174703/9" office:value-type="float" office:value="1.02906392881379" calcext:value-type="float">
            <text:p>1.02906392881379</text:p>
          </table:table-cell>
          <table:table-cell table:formula="of:=3.241482 /0.310133/9" office:value-type="float" office:value="1.16132326023566" calcext:value-type="float">
            <text:p>1.16132326023566</text:p>
          </table:table-cell>
          <table:table-cell table:formula="of:=6.288232 /0.57445/9" office:value-type="float" office:value="1.21628069361031" calcext:value-type="float">
            <text:p>1.2162806936103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0.025259" calcext:value-type="float">
            <text:p>0.025259</text:p>
          </table:table-cell>
          <table:table-cell office:value-type="float" office:value="0.054959" calcext:value-type="float">
            <text:p>0.054959</text:p>
          </table:table-cell>
          <table:table-cell office:value-type="float" office:value="0.073957" calcext:value-type="float">
            <text:p>0.073957</text:p>
          </table:table-cell>
          <table:table-cell office:value-type="float" office:value="0.112395" calcext:value-type="float">
            <text:p>0.112395</text:p>
          </table:table-cell>
          <table:table-cell office:value-type="float" office:value="0.188642" calcext:value-type="float">
            <text:p>0.188642</text:p>
          </table:table-cell>
          <table:table-cell office:value-type="float" office:value="0.338428" calcext:value-type="float">
            <text:p>0.33842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078664 /0.013576" office:value-type="float" office:value="5.79434295816146" calcext:value-type="float">
            <text:p>5.79434295816146</text:p>
          </table:table-cell>
          <table:table-cell table:formula="of:=0.126969 /0.025259" office:value-type="float" office:value="5.02668355833564" calcext:value-type="float">
            <text:p>5.02668355833564</text:p>
          </table:table-cell>
          <table:table-cell table:formula="of:=0.423789 /0.054959" office:value-type="float" office:value="7.71100274750268" calcext:value-type="float">
            <text:p>7.71100274750268</text:p>
          </table:table-cell>
          <table:table-cell table:formula="of:=0.785096/0.073957" office:value-type="float" office:value="10.615573914572" calcext:value-type="float">
            <text:p>10.615573914572</text:p>
          </table:table-cell>
          <table:table-cell table:formula="of:=1.618025 /0.112395" office:value-type="float" office:value="14.3958805996708" calcext:value-type="float">
            <text:p>14.3958805996708</text:p>
          </table:table-cell>
          <table:table-cell table:formula="of:=3.241482 /0.188642" office:value-type="float" office:value="17.1832465728735" calcext:value-type="float">
            <text:p>17.1832465728735</text:p>
          </table:table-cell>
          <table:table-cell table:formula="of:=6.288232 /0.338428" office:value-type="float" office:value="18.5807084520193" calcext:value-type="float">
            <text:p>18.58070845201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078664 /0.013576/16" office:value-type="float" office:value="0.362146434885091" calcext:value-type="float">
            <text:p>0.362146434885091</text:p>
          </table:table-cell>
          <table:table-cell table:formula="of:=0.126969 /0.025259/16" office:value-type="float" office:value="0.314167722395978" calcext:value-type="float">
            <text:p>0.314167722395978</text:p>
          </table:table-cell>
          <table:table-cell table:formula="of:=0.423789 /0.054959/16" office:value-type="float" office:value="0.481937671718918" calcext:value-type="float">
            <text:p>0.481937671718918</text:p>
          </table:table-cell>
          <table:table-cell table:formula="of:=0.785096/0.073957/16" office:value-type="float" office:value="0.663473369660749" calcext:value-type="float">
            <text:p>0.663473369660749</text:p>
          </table:table-cell>
          <table:table-cell table:formula="of:=1.618025 /0.112395/16" office:value-type="float" office:value="0.899742537479425" calcext:value-type="float">
            <text:p>0.899742537479425</text:p>
          </table:table-cell>
          <table:table-cell table:formula="of:=3.241482 /0.188642/16" office:value-type="float" office:value="1.07395291080459" calcext:value-type="float">
            <text:p>1.07395291080459</text:p>
          </table:table-cell>
          <table:table-cell table:formula="of:=6.288232 /0.338428/16" office:value-type="float" office:value="1.16129427825121" calcext:value-type="float">
            <text:p>1.161294278251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018158" calcext:value-type="float">
            <text:p>0.018158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0.055359" calcext:value-type="float">
            <text:p>0.055359</text:p>
          </table:table-cell>
          <table:table-cell office:value-type="float" office:value="0.082671" calcext:value-type="float">
            <text:p>0.082671</text:p>
          </table:table-cell>
          <table:table-cell office:value-type="float" office:value="0.130577" calcext:value-type="float">
            <text:p>0.130577</text:p>
          </table:table-cell>
          <table:table-cell office:value-type="float" office:value="0.2314" calcext:value-type="float">
            <text:p>0.231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078664 /0.010487" office:value-type="float" office:value="7.50109659578526" calcext:value-type="float">
            <text:p>7.50109659578526</text:p>
          </table:table-cell>
          <table:table-cell table:formula="of:=0.126969 /0.018158" office:value-type="float" office:value="6.99245511620222" calcext:value-type="float">
            <text:p>6.99245511620222</text:p>
          </table:table-cell>
          <table:table-cell table:formula="of:=0.423789 /0.037295" office:value-type="float" office:value="11.3631586003486" calcext:value-type="float">
            <text:p>11.3631586003486</text:p>
          </table:table-cell>
          <table:table-cell table:formula="of:=0.785096/0.055359" office:value-type="float" office:value="14.1819035748478" calcext:value-type="float">
            <text:p>14.1819035748478</text:p>
          </table:table-cell>
          <table:table-cell table:formula="of:=1.618025 /0.082671" office:value-type="float" office:value="19.5718571203929" calcext:value-type="float">
            <text:p>19.5718571203929</text:p>
          </table:table-cell>
          <table:table-cell table:formula="of:=3.241482 /0.130577" office:value-type="float" office:value="24.8242952434196" calcext:value-type="float">
            <text:p>24.8242952434196</text:p>
          </table:table-cell>
          <table:table-cell table:formula="of:=6.288232 /0.2314" office:value-type="float" office:value="27.1747277441659" calcext:value-type="float">
            <text:p>27.174727744165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078664 /0.010487/25" office:value-type="float" office:value="0.30004386383141" calcext:value-type="float">
            <text:p>0.30004386383141</text:p>
          </table:table-cell>
          <table:table-cell table:formula="of:=0.126969 /0.018158/25" office:value-type="float" office:value="0.279698204648089" calcext:value-type="float">
            <text:p>0.279698204648089</text:p>
          </table:table-cell>
          <table:table-cell table:formula="of:=0.423789 /0.037295/25" office:value-type="float" office:value="0.454526344013943" calcext:value-type="float">
            <text:p>0.454526344013943</text:p>
          </table:table-cell>
          <table:table-cell table:formula="of:=0.785096/0.055359/25" office:value-type="float" office:value="0.567276142993913" calcext:value-type="float">
            <text:p>0.567276142993913</text:p>
          </table:table-cell>
          <table:table-cell table:formula="of:=1.618025 /0.082671/25" office:value-type="float" office:value="0.782874284815715" calcext:value-type="float">
            <text:p>0.782874284815715</text:p>
          </table:table-cell>
          <table:table-cell table:formula="of:=3.241482 /0.130577/25" office:value-type="float" office:value="0.992971809736784" calcext:value-type="float">
            <text:p>0.992971809736784</text:p>
          </table:table-cell>
          <table:table-cell table:formula="of:=6.288232 /0.2314/25" office:value-type="float" office:value="1.08698910976664" calcext:value-type="float">
            <text:p>1.0869891097666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7946" calcext:value-type="float">
            <text:p>0.007946</text:p>
          </table:table-cell>
          <table:table-cell office:value-type="float" office:value="0.013451" calcext:value-type="float">
            <text:p>0.013451</text:p>
          </table:table-cell>
          <table:table-cell office:value-type="float" office:value="0.026794" calcext:value-type="float">
            <text:p>0.026794</text:p>
          </table:table-cell>
          <table:table-cell office:value-type="float" office:value="0.048596" calcext:value-type="float">
            <text:p>0.048596</text:p>
          </table:table-cell>
          <table:table-cell office:value-type="float" office:value="0.066395" calcext:value-type="float">
            <text:p>0.066395</text:p>
          </table:table-cell>
          <table:table-cell office:value-type="float" office:value="0.104135" calcext:value-type="float">
            <text:p>0.104135</text:p>
          </table:table-cell>
          <table:table-cell office:value-type="float" office:value="0.170239" calcext:value-type="float">
            <text:p>0.17023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078664 /0.007946" office:value-type="float" office:value="9.89982381072238" calcext:value-type="float">
            <text:p>9.89982381072238</text:p>
          </table:table-cell>
          <table:table-cell table:formula="of:=0.126969 /0.013451" office:value-type="float" office:value="9.43937253735782" calcext:value-type="float">
            <text:p>9.43937253735782</text:p>
          </table:table-cell>
          <table:table-cell table:formula="of:=0.423789 /0.026794" office:value-type="float" office:value="15.8165634097186" calcext:value-type="float">
            <text:p>15.8165634097186</text:p>
          </table:table-cell>
          <table:table-cell table:formula="of:=0.785096/0.048596" office:value-type="float" office:value="16.1555683595358" calcext:value-type="float">
            <text:p>16.1555683595358</text:p>
          </table:table-cell>
          <table:table-cell table:formula="of:=1.618025 /0.066395" office:value-type="float" office:value="24.3696814519166" calcext:value-type="float">
            <text:p>24.3696814519166</text:p>
          </table:table-cell>
          <table:table-cell table:formula="of:=3.241482 /0.104135" office:value-type="float" office:value="31.1276900177654" calcext:value-type="float">
            <text:p>31.1276900177654</text:p>
          </table:table-cell>
          <table:table-cell table:formula="of:=6.288232 /0.170239" office:value-type="float" office:value="36.9376699816141" calcext:value-type="float">
            <text:p>36.937669981614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078664 /0.007946/36" office:value-type="float" office:value="0.274995105853399" calcext:value-type="float">
            <text:p>0.274995105853399</text:p>
          </table:table-cell>
          <table:table-cell table:formula="of:=0.126969 /0.013451/36" office:value-type="float" office:value="0.262204792704384" calcext:value-type="float">
            <text:p>0.262204792704384</text:p>
          </table:table-cell>
          <table:table-cell table:formula="of:=0.423789 /0.026794/36" office:value-type="float" office:value="0.439348983603294" calcext:value-type="float">
            <text:p>0.439348983603294</text:p>
          </table:table-cell>
          <table:table-cell table:formula="of:=0.785096/0.048596/36" office:value-type="float" office:value="0.448765787764882" calcext:value-type="float">
            <text:p>0.448765787764882</text:p>
          </table:table-cell>
          <table:table-cell table:formula="of:=1.618025 /0.066395/36" office:value-type="float" office:value="0.676935595886571" calcext:value-type="float">
            <text:p>0.676935595886571</text:p>
          </table:table-cell>
          <table:table-cell table:formula="of:=3.241482 /0.104135/36" office:value-type="float" office:value="0.864658056049039" calcext:value-type="float">
            <text:p>0.864658056049039</text:p>
          </table:table-cell>
          <table:table-cell table:formula="of:=6.288232 /0.170239/36" office:value-type="float" office:value="1.02604638837817" calcext:value-type="float">
            <text:p>1.0260463883781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7276" calcext:value-type="float">
            <text:p>0.007276</text:p>
          </table:table-cell>
          <table:table-cell office:value-type="float" office:value="0.010938" calcext:value-type="float">
            <text:p>0.010938</text:p>
          </table:table-cell>
          <table:table-cell office:value-type="float" office:value="0.023985" calcext:value-type="float">
            <text:p>0.023985</text:p>
          </table:table-cell>
          <table:table-cell office:value-type="float" office:value="0.048229" calcext:value-type="float">
            <text:p>0.048229</text:p>
          </table:table-cell>
          <table:table-cell office:value-type="float" office:value="0.059367" calcext:value-type="float">
            <text:p>0.059367</text:p>
          </table:table-cell>
          <table:table-cell office:value-type="float" office:value="0.092051" calcext:value-type="float">
            <text:p>0.092051</text:p>
          </table:table-cell>
          <table:table-cell office:value-type="float" office:value="0.152181" calcext:value-type="float">
            <text:p>0.15218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078664 /0.007276" office:value-type="float" office:value="10.8114348543156" calcext:value-type="float">
            <text:p>10.8114348543156</text:p>
          </table:table-cell>
          <table:table-cell table:formula="of:=0.126969 /0.010938" office:value-type="float" office:value="11.6080636313769" calcext:value-type="float">
            <text:p>11.6080636313769</text:p>
          </table:table-cell>
          <table:table-cell table:formula="of:=0.423789 /0.023985" office:value-type="float" office:value="17.6689180737961" calcext:value-type="float">
            <text:p>17.6689180737961</text:p>
          </table:table-cell>
          <table:table-cell table:formula="of:=0.785096/0.048229" office:value-type="float" office:value="16.2785046341413" calcext:value-type="float">
            <text:p>16.2785046341413</text:p>
          </table:table-cell>
          <table:table-cell table:formula="of:=1.618025 /0.059367" office:value-type="float" office:value="27.2546195697947" calcext:value-type="float">
            <text:p>27.2546195697947</text:p>
          </table:table-cell>
          <table:table-cell table:formula="of:=3.241482 /0.092051" office:value-type="float" office:value="35.2139792071786" calcext:value-type="float">
            <text:p>35.2139792071786</text:p>
          </table:table-cell>
          <table:table-cell table:formula="of:=6.288232 /0.152181" office:value-type="float" office:value="41.3207430625374" calcext:value-type="float">
            <text:p>41.320743062537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078664 /0.007276/42" office:value-type="float" office:value="0.257415115578942" calcext:value-type="float">
            <text:p>0.257415115578942</text:p>
          </table:table-cell>
          <table:table-cell table:formula="of:=0.126969 /0.010938/42" office:value-type="float" office:value="0.276382467413735" calcext:value-type="float">
            <text:p>0.276382467413735</text:p>
          </table:table-cell>
          <table:table-cell table:formula="of:=0.423789 /0.023985/42" office:value-type="float" office:value="0.420688525566574" calcext:value-type="float">
            <text:p>0.420688525566574</text:p>
          </table:table-cell>
          <table:table-cell table:formula="of:=0.785096/0.048229/42" office:value-type="float" office:value="0.387583443670031" calcext:value-type="float">
            <text:p>0.387583443670031</text:p>
          </table:table-cell>
          <table:table-cell table:formula="of:=1.618025 /0.059367/42" office:value-type="float" office:value="0.64891951356654" calcext:value-type="float">
            <text:p>0.64891951356654</text:p>
          </table:table-cell>
          <table:table-cell table:formula="of:=3.241482 /0.092051/42" office:value-type="float" office:value="0.838428076361396" calcext:value-type="float">
            <text:p>0.838428076361396</text:p>
          </table:table-cell>
          <table:table-cell table:formula="of:=6.288232 /0.152181/42" office:value-type="float" office:value="0.983827215774699" calcext:value-type="float">
            <text:p>0.983827215774699</text:p>
          </table:table-cell>
        </table:table-row>
        <table:table-row table:style-name="ro1" table:number-rows-repeated="8">
          <table:table-cell table:number-columns-repeated="27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7368" calcext:value-type="float">
            <text:p>0.177368</text:p>
          </table:table-cell>
          <table:table-cell office:value-type="float" office:value="0.297777" calcext:value-type="float">
            <text:p>0.297777</text:p>
          </table:table-cell>
          <table:table-cell office:value-type="float" office:value="1.184427" calcext:value-type="float">
            <text:p>1.184427</text:p>
          </table:table-cell>
          <table:table-cell office:value-type="float" office:value="2.335112" calcext:value-type="float">
            <text:p>2.335112</text:p>
          </table:table-cell>
          <table:table-cell office:value-type="float" office:value="4.63778" calcext:value-type="float">
            <text:p>4.63778</text:p>
          </table:table-cell>
          <table:table-cell office:value-type="float" office:value="9.238416" calcext:value-type="float">
            <text:p>9.238416</text:p>
          </table:table-cell>
          <table:table-cell office:value-type="float" office:value="18.431898" calcext:value-type="float">
            <text:p>18.431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7368" calcext:value-type="float">
            <text:p>0.177368</text:p>
          </table:table-cell>
          <table:table-cell office:value-type="float" office:value="0.297777" calcext:value-type="float">
            <text:p>0.297777</text:p>
          </table:table-cell>
          <table:table-cell office:value-type="float" office:value="1.184427" calcext:value-type="float">
            <text:p>1.184427</text:p>
          </table:table-cell>
          <table:table-cell office:value-type="float" office:value="2.335112" calcext:value-type="float">
            <text:p>2.335112</text:p>
          </table:table-cell>
          <table:table-cell office:value-type="float" office:value="4.63778" calcext:value-type="float">
            <text:p>4.63778</text:p>
          </table:table-cell>
          <table:table-cell office:value-type="float" office:value="9.238416" calcext:value-type="float">
            <text:p>9.238416</text:p>
          </table:table-cell>
          <table:table-cell office:value-type="float" office:value="18.431898" calcext:value-type="float">
            <text:p>18.431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7368" calcext:value-type="float">
            <text:p>0.177368</text:p>
          </table:table-cell>
          <table:table-cell office:value-type="float" office:value="0.297777" calcext:value-type="float">
            <text:p>0.297777</text:p>
          </table:table-cell>
          <table:table-cell office:value-type="float" office:value="1.184427" calcext:value-type="float">
            <text:p>1.184427</text:p>
          </table:table-cell>
          <table:table-cell office:value-type="float" office:value="2.335112" calcext:value-type="float">
            <text:p>2.335112</text:p>
          </table:table-cell>
          <table:table-cell office:value-type="float" office:value="4.63778" calcext:value-type="float">
            <text:p>4.63778</text:p>
          </table:table-cell>
          <table:table-cell office:value-type="float" office:value="9.238416" calcext:value-type="float">
            <text:p>9.238416</text:p>
          </table:table-cell>
          <table:table-cell office:value-type="float" office:value="18.431898" calcext:value-type="float">
            <text:p>18.4318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295" calcext:value-type="float">
            <text:p>0.04295</text:p>
          </table:table-cell>
          <table:table-cell office:value-type="float" office:value="0.079705" calcext:value-type="float">
            <text:p>0.079705</text:p>
          </table:table-cell>
          <table:table-cell office:value-type="float" office:value="0.315394" calcext:value-type="float">
            <text:p>0.315394</text:p>
          </table:table-cell>
          <table:table-cell office:value-type="float" office:value="0.629974" calcext:value-type="float">
            <text:p>0.629974</text:p>
          </table:table-cell>
          <table:table-cell office:value-type="float" office:value="1.258458" calcext:value-type="float">
            <text:p>1.258458</text:p>
          </table:table-cell>
          <table:table-cell office:value-type="float" office:value="2.519295" calcext:value-type="float">
            <text:p>2.519295</text:p>
          </table:table-cell>
          <table:table-cell office:value-type="float" office:value="5.029081" calcext:value-type="float">
            <text:p>5.029081</text:p>
          </table:table-cell>
          <table:table-cell/>
          <table:table-cell office:value-type="float" office:value="4" calcext:value-type="float">
            <text:p>4</text:p>
          </table:table-cell>
          <table:table-cell table:formula="of:=0.177368 /0.04295" office:value-type="float" office:value="4.12963911525029" calcext:value-type="float">
            <text:p>4.12963911525029</text:p>
          </table:table-cell>
          <table:table-cell table:formula="of:=0.297777 /0.079705" office:value-type="float" office:value="3.73598895928737" calcext:value-type="float">
            <text:p>3.73598895928737</text:p>
          </table:table-cell>
          <table:table-cell table:formula="of:=1.184427 /0.315394" office:value-type="float" office:value="3.75538849819591" calcext:value-type="float">
            <text:p>3.75538849819591</text:p>
          </table:table-cell>
          <table:table-cell table:formula="of:=2.335112 /0.629974" office:value-type="float" office:value="3.7066799582205" calcext:value-type="float">
            <text:p>3.7066799582205</text:p>
          </table:table-cell>
          <table:table-cell table:formula="of:=4.63778 /1.258458" office:value-type="float" office:value="3.68528786816882" calcext:value-type="float">
            <text:p>3.68528786816882</text:p>
          </table:table-cell>
          <table:table-cell table:formula="of:=9.238416 /2.519295" office:value-type="float" office:value="3.66706400004763" calcext:value-type="float">
            <text:p>3.66706400004763</text:p>
          </table:table-cell>
          <table:table-cell table:formula="of:=18.431898 /5.029081" office:value-type="float" office:value="3.66506286138561" calcext:value-type="float">
            <text:p>3.66506286138561</text:p>
          </table:table-cell>
          <table:table-cell/>
          <table:table-cell office:value-type="float" office:value="4" calcext:value-type="float">
            <text:p>4</text:p>
          </table:table-cell>
          <table:table-cell table:formula="of:=0.177368 /0.04295/4" office:value-type="float" office:value="1.03240977881257" calcext:value-type="float">
            <text:p>1.03240977881257</text:p>
          </table:table-cell>
          <table:table-cell table:formula="of:=0.297777 /0.079705/4" office:value-type="float" office:value="0.933997239821843" calcext:value-type="float">
            <text:p>0.933997239821843</text:p>
          </table:table-cell>
          <table:table-cell table:formula="of:=1.184427 /0.315394/4" office:value-type="float" office:value="0.938847124548977" calcext:value-type="float">
            <text:p>0.938847124548977</text:p>
          </table:table-cell>
          <table:table-cell table:formula="of:=2.335112 /0.629974/4" office:value-type="float" office:value="0.926669989555125" calcext:value-type="float">
            <text:p>0.926669989555125</text:p>
          </table:table-cell>
          <table:table-cell table:formula="of:=4.63778 /1.258458/4" office:value-type="float" office:value="0.921321967042206" calcext:value-type="float">
            <text:p>0.921321967042206</text:p>
          </table:table-cell>
          <table:table-cell table:formula="of:=9.238416 /2.519295/4" office:value-type="float" office:value="0.916766000011908" calcext:value-type="float">
            <text:p>0.916766000011908</text:p>
          </table:table-cell>
          <table:table-cell table:formula="of:=18.431898 /5.029081/4" office:value-type="float" office:value="0.916265715346402" calcext:value-type="float">
            <text:p>0.9162657153464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6641" calcext:value-type="float">
            <text:p>0.046641</text:p>
          </table:table-cell>
          <table:table-cell office:value-type="float" office:value="0.066975" calcext:value-type="float">
            <text:p>0.066975</text:p>
          </table:table-cell>
          <table:table-cell office:value-type="float" office:value="0.142757" calcext:value-type="float">
            <text:p>0.142757</text:p>
          </table:table-cell>
          <table:table-cell office:value-type="float" office:value="0.238485" calcext:value-type="float">
            <text:p>0.238485</text:p>
          </table:table-cell>
          <table:table-cell office:value-type="float" office:value="0.382555" calcext:value-type="float">
            <text:p>0.382555</text:p>
          </table:table-cell>
          <table:table-cell office:value-type="float" office:value="0.698511" calcext:value-type="float">
            <text:p>0.698511</text:p>
          </table:table-cell>
          <table:table-cell office:value-type="float" office:value="1.617961" calcext:value-type="float">
            <text:p>1.617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0.177368 /0.046641" office:value-type="float" office:value="3.8028344160717" calcext:value-type="float">
            <text:p>3.8028344160717</text:p>
          </table:table-cell>
          <table:table-cell table:formula="of:=0.297777 /0.066975" office:value-type="float" office:value="4.44609182530795" calcext:value-type="float">
            <text:p>4.44609182530795</text:p>
          </table:table-cell>
          <table:table-cell table:formula="of:=1.184427 /0.142757" office:value-type="float" office:value="8.2968050603473" calcext:value-type="float">
            <text:p>8.2968050603473</text:p>
          </table:table-cell>
          <table:table-cell table:formula="of:=2.335112 /0.238485" office:value-type="float" office:value="9.79144180975743" calcext:value-type="float">
            <text:p>9.79144180975743</text:p>
          </table:table-cell>
          <table:table-cell table:formula="of:=4.63778 /0.382555" office:value-type="float" office:value="12.1231718315014" calcext:value-type="float">
            <text:p>12.1231718315014</text:p>
          </table:table-cell>
          <table:table-cell table:formula="of:=9.238416 /0.698511" office:value-type="float" office:value="13.2258704587329" calcext:value-type="float">
            <text:p>13.2258704587329</text:p>
          </table:table-cell>
          <table:table-cell table:formula="of:=18.431898 /1.617961" office:value-type="float" office:value="11.3920533313226" calcext:value-type="float">
            <text:p>11.3920533313226</text:p>
          </table:table-cell>
          <table:table-cell/>
          <table:table-cell office:value-type="float" office:value="9" calcext:value-type="float">
            <text:p>9</text:p>
          </table:table-cell>
          <table:table-cell table:formula="of:=0.177368 /0.046641/9" office:value-type="float" office:value="0.4225371573413" calcext:value-type="float">
            <text:p>0.4225371573413</text:p>
          </table:table-cell>
          <table:table-cell table:formula="of:=0.297777 /0.066975/9" office:value-type="float" office:value="0.494010202811995" calcext:value-type="float">
            <text:p>0.494010202811995</text:p>
          </table:table-cell>
          <table:table-cell table:formula="of:=1.184427 /0.142757/9" office:value-type="float" office:value="0.921867228927478" calcext:value-type="float">
            <text:p>0.921867228927478</text:p>
          </table:table-cell>
          <table:table-cell table:formula="of:=2.335112 /0.238485/9" office:value-type="float" office:value="1.08793797886194" calcext:value-type="float">
            <text:p>1.08793797886194</text:p>
          </table:table-cell>
          <table:table-cell table:formula="of:=4.63778 /0.382555/9" office:value-type="float" office:value="1.34701909238904" calcext:value-type="float">
            <text:p>1.34701909238904</text:p>
          </table:table-cell>
          <table:table-cell table:formula="of:=9.238416 /0.698511/9" office:value-type="float" office:value="1.46954116208144" calcext:value-type="float">
            <text:p>1.46954116208144</text:p>
          </table:table-cell>
          <table:table-cell table:formula="of:=18.431898 /1.617961/9" office:value-type="float" office:value="1.26578370348029" calcext:value-type="float">
            <text:p>1.265783703480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3999" calcext:value-type="float">
            <text:p>0.033999</text:p>
          </table:table-cell>
          <table:table-cell office:value-type="float" office:value="0.047801" calcext:value-type="float">
            <text:p>0.047801</text:p>
          </table:table-cell>
          <table:table-cell office:value-type="float" office:value="0.102523" calcext:value-type="float">
            <text:p>0.102523</text:p>
          </table:table-cell>
          <table:table-cell office:value-type="float" office:value="0.127599" calcext:value-type="float">
            <text:p>0.127599</text:p>
          </table:table-cell>
          <table:table-cell office:value-type="float" office:value="0.221579" calcext:value-type="float">
            <text:p>0.221579</text:p>
          </table:table-cell>
          <table:table-cell office:value-type="float" office:value="0.407445" calcext:value-type="float">
            <text:p>0.407445</text:p>
          </table:table-cell>
          <table:table-cell office:value-type="float" office:value="0.817568" calcext:value-type="float">
            <text:p>0.8175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177368 /0.033999" office:value-type="float" office:value="5.21685931939175" calcext:value-type="float">
            <text:p>5.21685931939175</text:p>
          </table:table-cell>
          <table:table-cell table:formula="of:=0.297777 /0.047801" office:value-type="float" office:value="6.2295140269032" calcext:value-type="float">
            <text:p>6.2295140269032</text:p>
          </table:table-cell>
          <table:table-cell table:formula="of:=1.184427 /0.102523" office:value-type="float" office:value="11.5527930318075" calcext:value-type="float">
            <text:p>11.5527930318075</text:p>
          </table:table-cell>
          <table:table-cell table:formula="of:=2.335112 /0.127599" office:value-type="float" office:value="18.3003942037163" calcext:value-type="float">
            <text:p>18.3003942037163</text:p>
          </table:table-cell>
          <table:table-cell table:formula="of:=4.63778 /0.221579" office:value-type="float" office:value="20.9305936031844" calcext:value-type="float">
            <text:p>20.9305936031844</text:p>
          </table:table-cell>
          <table:table-cell table:formula="of:=9.238416 /0.407445" office:value-type="float" office:value="22.6740198063542" calcext:value-type="float">
            <text:p>22.6740198063542</text:p>
          </table:table-cell>
          <table:table-cell table:formula="of:=18.431898 /0.817568" office:value-type="float" office:value="22.5447889349877" calcext:value-type="float">
            <text:p>22.544788934987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177368 /0.033999/16" office:value-type="float" office:value="0.326053707461984" calcext:value-type="float">
            <text:p>0.326053707461984</text:p>
          </table:table-cell>
          <table:table-cell table:formula="of:=0.297777 /0.047801/16" office:value-type="float" office:value="0.38934462668145" calcext:value-type="float">
            <text:p>0.38934462668145</text:p>
          </table:table-cell>
          <table:table-cell table:formula="of:=1.184427 /0.102523/16" office:value-type="float" office:value="0.722049564487969" calcext:value-type="float">
            <text:p>0.722049564487969</text:p>
          </table:table-cell>
          <table:table-cell table:formula="of:=2.335112 /0.127599/16" office:value-type="float" office:value="1.14377463773227" calcext:value-type="float">
            <text:p>1.14377463773227</text:p>
          </table:table-cell>
          <table:table-cell table:formula="of:=4.63778 /0.221579/16" office:value-type="float" office:value="1.30816210019903" calcext:value-type="float">
            <text:p>1.30816210019903</text:p>
          </table:table-cell>
          <table:table-cell table:formula="of:=9.238416 /0.407445/16" office:value-type="float" office:value="1.41712623789714" calcext:value-type="float">
            <text:p>1.41712623789714</text:p>
          </table:table-cell>
          <table:table-cell table:formula="of:=18.431898 /0.817568/16" office:value-type="float" office:value="1.40904930843673" calcext:value-type="float">
            <text:p>1.4090493084367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24982" calcext:value-type="float">
            <text:p>0.024982</text:p>
          </table:table-cell>
          <table:table-cell office:value-type="float" office:value="0.037683" calcext:value-type="float">
            <text:p>0.037683</text:p>
          </table:table-cell>
          <table:table-cell office:value-type="float" office:value="0.052745" calcext:value-type="float">
            <text:p>0.052745</text:p>
          </table:table-cell>
          <table:table-cell office:value-type="float" office:value="0.106761" calcext:value-type="float">
            <text:p>0.106761</text:p>
          </table:table-cell>
          <table:table-cell office:value-type="float" office:value="0.152937" calcext:value-type="float">
            <text:p>0.152937</text:p>
          </table:table-cell>
          <table:table-cell office:value-type="float" office:value="0.287178" calcext:value-type="float">
            <text:p>0.287178</text:p>
          </table:table-cell>
          <table:table-cell office:value-type="float" office:value="0.543673" calcext:value-type="float">
            <text:p>0.54367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177368 /0.024982" office:value-type="float" office:value="7.09983187895285" calcext:value-type="float">
            <text:p>7.09983187895285</text:p>
          </table:table-cell>
          <table:table-cell table:formula="of:=0.297777 /0.037683" office:value-type="float" office:value="7.90215747153889" calcext:value-type="float">
            <text:p>7.90215747153889</text:p>
          </table:table-cell>
          <table:table-cell table:formula="of:=1.184427 /0.05989" office:value-type="float" office:value="19.7767072967106" calcext:value-type="float">
            <text:p>19.7767072967106</text:p>
          </table:table-cell>
          <table:table-cell table:formula="of:=2.335112 /0.106761" office:value-type="float" office:value="21.8723316566911" calcext:value-type="float">
            <text:p>21.8723316566911</text:p>
          </table:table-cell>
          <table:table-cell table:formula="of:=4.63778 /0.152937" office:value-type="float" office:value="30.3247742534508" calcext:value-type="float">
            <text:p>30.3247742534508</text:p>
          </table:table-cell>
          <table:table-cell table:formula="of:=9.238416 /0.287178" office:value-type="float" office:value="32.1696508785492" calcext:value-type="float">
            <text:p>32.1696508785492</text:p>
          </table:table-cell>
          <table:table-cell table:formula="of:=18.431898 /0.543673" office:value-type="float" office:value="33.9025443603048" calcext:value-type="float">
            <text:p>33.902544360304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177368 /0.024982/25" office:value-type="float" office:value="0.283993275158114" calcext:value-type="float">
            <text:p>0.283993275158114</text:p>
          </table:table-cell>
          <table:table-cell table:formula="of:=0.297777 /0.037683/25" office:value-type="float" office:value="0.316086298861556" calcext:value-type="float">
            <text:p>0.316086298861556</text:p>
          </table:table-cell>
          <table:table-cell table:formula="of:=1.184427 /0.05989/25" office:value-type="float" office:value="0.791068291868425" calcext:value-type="float">
            <text:p>0.791068291868425</text:p>
          </table:table-cell>
          <table:table-cell table:formula="of:=2.335112 /0.106761/25" office:value-type="float" office:value="0.874893266267645" calcext:value-type="float">
            <text:p>0.874893266267645</text:p>
          </table:table-cell>
          <table:table-cell table:formula="of:=4.63778 /0.152937/25" office:value-type="float" office:value="1.21299097013803" calcext:value-type="float">
            <text:p>1.21299097013803</text:p>
          </table:table-cell>
          <table:table-cell table:formula="of:=9.238416 /0.287178/25" office:value-type="float" office:value="1.28678603514197" calcext:value-type="float">
            <text:p>1.28678603514197</text:p>
          </table:table-cell>
          <table:table-cell table:formula="of:=18.431898 /0.543673/25" office:value-type="float" office:value="1.35610177441219" calcext:value-type="float">
            <text:p>1.3561017744121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18564" calcext:value-type="float">
            <text:p>0.018564</text:p>
          </table:table-cell>
          <table:table-cell office:value-type="float" office:value="0.032387" calcext:value-type="float">
            <text:p>0.032387</text:p>
          </table:table-cell>
          <table:table-cell office:value-type="float" office:value="0.058671" calcext:value-type="float">
            <text:p>0.058671</text:p>
          </table:table-cell>
          <table:table-cell office:value-type="float" office:value="0.080837" calcext:value-type="float">
            <text:p>0.080837</text:p>
          </table:table-cell>
          <table:table-cell office:value-type="float" office:value="0.118074" calcext:value-type="float">
            <text:p>0.118074</text:p>
          </table:table-cell>
          <table:table-cell office:value-type="float" office:value="0.197805" calcext:value-type="float">
            <text:p>0.197805</text:p>
          </table:table-cell>
          <table:table-cell office:value-type="float" office:value="0.364306" calcext:value-type="float">
            <text:p>0.36430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177368 /0.018564" office:value-type="float" office:value="9.55440637793579" calcext:value-type="float">
            <text:p>9.55440637793579</text:p>
          </table:table-cell>
          <table:table-cell table:formula="of:=0.297777 /0.032387" office:value-type="float" office:value="9.1943372340754" calcext:value-type="float">
            <text:p>9.1943372340754</text:p>
          </table:table-cell>
          <table:table-cell table:formula="of:=1.184427 /0.058671" office:value-type="float" office:value="20.1876054609603" calcext:value-type="float">
            <text:p>20.1876054609603</text:p>
          </table:table-cell>
          <table:table-cell table:formula="of:=2.335112 /0.080837" office:value-type="float" office:value="28.886673181835" calcext:value-type="float">
            <text:p>28.886673181835</text:p>
          </table:table-cell>
          <table:table-cell table:formula="of:=4.63778 /0.118074" office:value-type="float" office:value="39.278588004133" calcext:value-type="float">
            <text:p>39.278588004133</text:p>
          </table:table-cell>
          <table:table-cell table:formula="of:=9.238416 /0.197805" office:value-type="float" office:value="46.7046636839312" calcext:value-type="float">
            <text:p>46.7046636839312</text:p>
          </table:table-cell>
          <table:table-cell table:formula="of:=18.431898 /0.364306" office:value-type="float" office:value="50.5945496368438" calcext:value-type="float">
            <text:p>50.594549636843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177368 /0.018564/36" office:value-type="float" office:value="0.265400177164883" calcext:value-type="float">
            <text:p>0.265400177164883</text:p>
          </table:table-cell>
          <table:table-cell table:formula="of:=0.297777 /0.032387/36" office:value-type="float" office:value="0.255398256502094" calcext:value-type="float">
            <text:p>0.255398256502094</text:p>
          </table:table-cell>
          <table:table-cell table:formula="of:=1.184427 /0.058671/36" office:value-type="float" office:value="0.560766818360008" calcext:value-type="float">
            <text:p>0.560766818360008</text:p>
          </table:table-cell>
          <table:table-cell table:formula="of:=2.335112 /0.080837/36" office:value-type="float" office:value="0.802407588384307" calcext:value-type="float">
            <text:p>0.802407588384307</text:p>
          </table:table-cell>
          <table:table-cell table:formula="of:=4.63778 /0.118074/36" office:value-type="float" office:value="1.09107188900369" calcext:value-type="float">
            <text:p>1.09107188900369</text:p>
          </table:table-cell>
          <table:table-cell table:formula="of:=9.238416 /0.197805/36" office:value-type="float" office:value="1.29735176899809" calcext:value-type="float">
            <text:p>1.29735176899809</text:p>
          </table:table-cell>
          <table:table-cell table:formula="of:=18.431898 /0.364306/36" office:value-type="float" office:value="1.40540415657899" calcext:value-type="float">
            <text:p>1.4054041565789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18487" calcext:value-type="float">
            <text:p>0.018487</text:p>
          </table:table-cell>
          <table:table-cell office:value-type="float" office:value="0.028824" calcext:value-type="float">
            <text:p>0.028824</text:p>
          </table:table-cell>
          <table:table-cell office:value-type="float" office:value="0.052632" calcext:value-type="float">
            <text:p>0.052632</text:p>
          </table:table-cell>
          <table:table-cell office:value-type="float" office:value="0.071313" calcext:value-type="float">
            <text:p>0.071313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175289" calcext:value-type="float">
            <text:p>0.175289</text:p>
          </table:table-cell>
          <table:table-cell office:value-type="float" office:value="0.349311" calcext:value-type="float">
            <text:p>0.34931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177368 /0.018487" office:value-type="float" office:value="9.59420133066479" calcext:value-type="float">
            <text:p>9.59420133066479</text:p>
          </table:table-cell>
          <table:table-cell table:formula="of:=0.297777 /0.028824" office:value-type="float" office:value="10.3308701082431" calcext:value-type="float">
            <text:p>10.3308701082431</text:p>
          </table:table-cell>
          <table:table-cell table:formula="of:=1.184427 /0.052632" office:value-type="float" office:value="22.5039329685362" calcext:value-type="float">
            <text:p>22.5039329685362</text:p>
          </table:table-cell>
          <table:table-cell table:formula="of:=2.335112 /0.071313" office:value-type="float" office:value="32.7445486797639" calcext:value-type="float">
            <text:p>32.7445486797639</text:p>
          </table:table-cell>
          <table:table-cell table:formula="of:=4.63778 /0.10833" office:value-type="float" office:value="42.8115942028986" calcext:value-type="float">
            <text:p>42.8115942028986</text:p>
          </table:table-cell>
          <table:table-cell table:formula="of:=9.238416 /0.175289" office:value-type="float" office:value="52.7039118256137" calcext:value-type="float">
            <text:p>52.7039118256137</text:p>
          </table:table-cell>
          <table:table-cell table:formula="of:=18.431898 /0.349311" office:value-type="float" office:value="52.766440220892" calcext:value-type="float">
            <text:p>52.76644022089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177368 /0.018487/42" office:value-type="float" office:value="0.228433365015828" calcext:value-type="float">
            <text:p>0.228433365015828</text:p>
          </table:table-cell>
          <table:table-cell table:formula="of:=0.297777 /0.028824/42" office:value-type="float" office:value="0.245973097815313" calcext:value-type="float">
            <text:p>0.245973097815313</text:p>
          </table:table-cell>
          <table:table-cell table:formula="of:=1.184427 /0.052632/42" office:value-type="float" office:value="0.535807927822292" calcext:value-type="float">
            <text:p>0.535807927822292</text:p>
          </table:table-cell>
          <table:table-cell table:formula="of:=2.335112 /0.071313/42" office:value-type="float" office:value="0.779632111422949" calcext:value-type="float">
            <text:p>0.779632111422949</text:p>
          </table:table-cell>
          <table:table-cell table:formula="of:=4.63778 /0.10833/42" office:value-type="float" office:value="1.01932367149758" calcext:value-type="float">
            <text:p>1.01932367149758</text:p>
          </table:table-cell>
          <table:table-cell table:formula="of:=9.238416 /0.175289/42" office:value-type="float" office:value="1.25485504346699" calcext:value-type="float">
            <text:p>1.25485504346699</text:p>
          </table:table-cell>
          <table:table-cell table:formula="of:=18.431898 /0.349311/42" office:value-type="float" office:value="1.25634381478314" calcext:value-type="float">
            <text:p>1.25634381478314</text:p>
          </table:table-cell>
        </table:table-row>
        <table:table-row table:style-name="ro1" table:number-rows-repeated="5">
          <table:table-cell table:number-columns-repeated="27"/>
        </table:table-row>
        <table:table-row table:style-name="ro1">
          <table:table-cell office:value-type="string" calcext:value-type="string">
            <text:p>HYBRI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9767" calcext:value-type="float">
            <text:p>0.099767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0.478409" calcext:value-type="float">
            <text:p>0.478409</text:p>
          </table:table-cell>
          <table:table-cell office:value-type="float" office:value="0.78516" calcext:value-type="float">
            <text:p>0.78516</text:p>
          </table:table-cell>
          <table:table-cell office:value-type="float" office:value="1.779013" calcext:value-type="float">
            <text:p>1.779013</text:p>
          </table:table-cell>
          <table:table-cell office:value-type="float" office:value="3.146635" calcext:value-type="float">
            <text:p>3.146635</text:p>
          </table:table-cell>
          <table:table-cell office:value-type="float" office:value="7.05896" calcext:value-type="float">
            <text:p>7.05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9767" calcext:value-type="float">
            <text:p>0.099767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0.478409" calcext:value-type="float">
            <text:p>0.478409</text:p>
          </table:table-cell>
          <table:table-cell office:value-type="float" office:value="0.78516" calcext:value-type="float">
            <text:p>0.78516</text:p>
          </table:table-cell>
          <table:table-cell office:value-type="float" office:value="1.779013" calcext:value-type="float">
            <text:p>1.779013</text:p>
          </table:table-cell>
          <table:table-cell office:value-type="float" office:value="3.146635" calcext:value-type="float">
            <text:p>3.146635</text:p>
          </table:table-cell>
          <table:table-cell office:value-type="float" office:value="7.05896" calcext:value-type="float">
            <text:p>7.05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9767" calcext:value-type="float">
            <text:p>0.099767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0.478409" calcext:value-type="float">
            <text:p>0.478409</text:p>
          </table:table-cell>
          <table:table-cell office:value-type="float" office:value="0.78516" calcext:value-type="float">
            <text:p>0.78516</text:p>
          </table:table-cell>
          <table:table-cell office:value-type="float" office:value="1.779013" calcext:value-type="float">
            <text:p>1.779013</text:p>
          </table:table-cell>
          <table:table-cell office:value-type="float" office:value="3.146635" calcext:value-type="float">
            <text:p>3.146635</text:p>
          </table:table-cell>
          <table:table-cell office:value-type="float" office:value="7.05896" calcext:value-type="float">
            <text:p>7.058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0.04246" calcext:value-type="float">
            <text:p>0.04246</text:p>
          </table:table-cell>
          <table:table-cell office:value-type="float" office:value="0.109599" calcext:value-type="float">
            <text:p>0.109599</text:p>
          </table:table-cell>
          <table:table-cell office:value-type="float" office:value="0.195628" calcext:value-type="float">
            <text:p>0.195628</text:p>
          </table:table-cell>
          <table:table-cell office:value-type="float" office:value="0.362084" calcext:value-type="float">
            <text:p>0.362084</text:p>
          </table:table-cell>
          <table:table-cell office:value-type="float" office:value="0.647185" calcext:value-type="float">
            <text:p>0.647185</text:p>
          </table:table-cell>
          <table:table-cell office:value-type="float" office:value="1.220951" calcext:value-type="float">
            <text:p>1.220951</text:p>
          </table:table-cell>
          <table:table-cell/>
          <table:table-cell office:value-type="float" office:value="4" calcext:value-type="float">
            <text:p>4</text:p>
          </table:table-cell>
          <table:table-cell table:formula="of:=0.099767 /0.025292" office:value-type="float" office:value="3.94460699035268" calcext:value-type="float">
            <text:p>3.94460699035268</text:p>
          </table:table-cell>
          <table:table-cell table:formula="of:=0.106113 /0.04246" office:value-type="float" office:value="2.49912859161564" calcext:value-type="float">
            <text:p>2.49912859161564</text:p>
          </table:table-cell>
          <table:table-cell table:formula="of:=0.478409 /0.109599" office:value-type="float" office:value="4.36508544785993" calcext:value-type="float">
            <text:p>4.36508544785993</text:p>
          </table:table-cell>
          <table:table-cell table:formula="of:=0.78516 /0.195628" office:value-type="float" office:value="4.01353589465721" calcext:value-type="float">
            <text:p>4.01353589465721</text:p>
          </table:table-cell>
          <table:table-cell table:formula="of:=1.779013/0.362084" office:value-type="float" office:value="4.91326045889904" calcext:value-type="float">
            <text:p>4.91326045889904</text:p>
          </table:table-cell>
          <table:table-cell table:formula="of:=3.146635 /0.647185" office:value-type="float" office:value="4.86203326714927" calcext:value-type="float">
            <text:p>4.86203326714927</text:p>
          </table:table-cell>
          <table:table-cell table:formula="of:=7.05896 /1.220951" office:value-type="float" office:value="5.78152603994755" calcext:value-type="float">
            <text:p>5.78152603994755</text:p>
          </table:table-cell>
          <table:table-cell/>
          <table:table-cell office:value-type="float" office:value="4" calcext:value-type="float">
            <text:p>4</text:p>
          </table:table-cell>
          <table:table-cell table:formula="of:=0.099767 /0.025292/4" office:value-type="float" office:value="0.98615174758817" calcext:value-type="float">
            <text:p>0.98615174758817</text:p>
          </table:table-cell>
          <table:table-cell table:formula="of:=0.106113 /0.04246/4" office:value-type="float" office:value="0.62478214790391" calcext:value-type="float">
            <text:p>0.62478214790391</text:p>
          </table:table-cell>
          <table:table-cell table:formula="of:=0.478409 /0.109599/4" office:value-type="float" office:value="1.09127136196498" calcext:value-type="float">
            <text:p>1.09127136196498</text:p>
          </table:table-cell>
          <table:table-cell table:formula="of:=0.78516 /0.195628/4" office:value-type="float" office:value="1.0033839736643" calcext:value-type="float">
            <text:p>1.0033839736643</text:p>
          </table:table-cell>
          <table:table-cell table:formula="of:=1.779013/0.362084/4" office:value-type="float" office:value="1.22831511472476" calcext:value-type="float">
            <text:p>1.22831511472476</text:p>
          </table:table-cell>
          <table:table-cell table:formula="of:=3.146635 /0.647185/4" office:value-type="float" office:value="1.21550831678732" calcext:value-type="float">
            <text:p>1.21550831678732</text:p>
          </table:table-cell>
          <table:table-cell table:formula="of:=7.05896 /1.220951/4" office:value-type="float" office:value="1.44538150998689" calcext:value-type="float">
            <text:p>1.4453815099868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22875" calcext:value-type="float">
            <text:p>0.022875</text:p>
          </table:table-cell>
          <table:table-cell office:value-type="float" office:value="0.037496" calcext:value-type="float">
            <text:p>0.037496</text:p>
          </table:table-cell>
          <table:table-cell office:value-type="float" office:value="0.073506" calcext:value-type="float">
            <text:p>0.073506</text:p>
          </table:table-cell>
          <table:table-cell office:value-type="float" office:value="0.110256" calcext:value-type="float">
            <text:p>0.110256</text:p>
          </table:table-cell>
          <table:table-cell office:value-type="float" office:value="0.156923" calcext:value-type="float">
            <text:p>0.156923</text:p>
          </table:table-cell>
          <table:table-cell office:value-type="float" office:value="0.31426" calcext:value-type="float">
            <text:p>0.31426</text:p>
          </table:table-cell>
          <table:table-cell office:value-type="float" office:value="0.614334" calcext:value-type="float">
            <text:p>0.614334</text:p>
          </table:table-cell>
          <table:table-cell/>
          <table:table-cell office:value-type="float" office:value="9" calcext:value-type="float">
            <text:p>9</text:p>
          </table:table-cell>
          <table:table-cell table:formula="of:=0.099767 /0.022875" office:value-type="float" office:value="4.36139890710383" calcext:value-type="float">
            <text:p>4.36139890710383</text:p>
          </table:table-cell>
          <table:table-cell table:formula="of:=0.106113 /0.037496" office:value-type="float" office:value="2.82998186473224" calcext:value-type="float">
            <text:p>2.82998186473224</text:p>
          </table:table-cell>
          <table:table-cell table:formula="of:=0.478409 /0.073506" office:value-type="float" office:value="6.5084346856039" calcext:value-type="float">
            <text:p>6.5084346856039</text:p>
          </table:table-cell>
          <table:table-cell table:formula="of:=0.78516 /0.110256" office:value-type="float" office:value="7.12124510230736" calcext:value-type="float">
            <text:p>7.12124510230736</text:p>
          </table:table-cell>
          <table:table-cell table:formula="of:=1.779013/0.156923" office:value-type="float" office:value="11.3368531063005" calcext:value-type="float">
            <text:p>11.3368531063005</text:p>
          </table:table-cell>
          <table:table-cell table:formula="of:=3.146635 /0.31426" office:value-type="float" office:value="10.0128396868835" calcext:value-type="float">
            <text:p>10.0128396868835</text:p>
          </table:table-cell>
          <table:table-cell table:formula="of:=7.05896 /0.614334" office:value-type="float" office:value="11.4904270315496" calcext:value-type="float">
            <text:p>11.4904270315496</text:p>
          </table:table-cell>
          <table:table-cell/>
          <table:table-cell office:value-type="float" office:value="9" calcext:value-type="float">
            <text:p>9</text:p>
          </table:table-cell>
          <table:table-cell table:formula="of:=0.099767 /0.022875/9" office:value-type="float" office:value="0.484599878567092" calcext:value-type="float">
            <text:p>0.484599878567092</text:p>
          </table:table-cell>
          <table:table-cell table:formula="of:=0.106113 /0.037496/9" office:value-type="float" office:value="0.314442429414693" calcext:value-type="float">
            <text:p>0.314442429414693</text:p>
          </table:table-cell>
          <table:table-cell table:formula="of:=0.478409 /0.073506/9" office:value-type="float" office:value="0.723159409511544" calcext:value-type="float">
            <text:p>0.723159409511544</text:p>
          </table:table-cell>
          <table:table-cell table:formula="of:=0.78516 /0.110256/9" office:value-type="float" office:value="0.791249455811929" calcext:value-type="float">
            <text:p>0.791249455811929</text:p>
          </table:table-cell>
          <table:table-cell table:formula="of:=1.779013/0.156923/9" office:value-type="float" office:value="1.2596503451445" calcext:value-type="float">
            <text:p>1.2596503451445</text:p>
          </table:table-cell>
          <table:table-cell table:formula="of:=3.146635 /0.31426/9" office:value-type="float" office:value="1.11253774298705" calcext:value-type="float">
            <text:p>1.11253774298705</text:p>
          </table:table-cell>
          <table:table-cell table:formula="of:=7.05896 /0.614334/9" office:value-type="float" office:value="1.27671411461662" calcext:value-type="float">
            <text:p>1.276714114616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2654" calcext:value-type="float">
            <text:p>0.012654</text:p>
          </table:table-cell>
          <table:table-cell office:value-type="float" office:value="0.024893" calcext:value-type="float">
            <text:p>0.024893</text:p>
          </table:table-cell>
          <table:table-cell office:value-type="float" office:value="0.053424" calcext:value-type="float">
            <text:p>0.053424</text:p>
          </table:table-cell>
          <table:table-cell office:value-type="float" office:value="0.048886" calcext:value-type="float">
            <text:p>0.048886</text:p>
          </table:table-cell>
          <table:table-cell office:value-type="float" office:value="0.112888" calcext:value-type="float">
            <text:p>0.112888</text:p>
          </table:table-cell>
          <table:table-cell office:value-type="float" office:value="0.195611" calcext:value-type="float">
            <text:p>0.195611</text:p>
          </table:table-cell>
          <table:table-cell office:value-type="float" office:value="0.348275" calcext:value-type="float">
            <text:p>0.3482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099767 /0.012654" office:value-type="float" office:value="7.88422633159475" calcext:value-type="float">
            <text:p>7.88422633159475</text:p>
          </table:table-cell>
          <table:table-cell table:formula="of:=0.106113 /0.024893" office:value-type="float" office:value="4.26276463262765" calcext:value-type="float">
            <text:p>4.26276463262765</text:p>
          </table:table-cell>
          <table:table-cell table:formula="of:=0.478409 /0.053424" office:value-type="float" office:value="8.95494534291704" calcext:value-type="float">
            <text:p>8.95494534291704</text:p>
          </table:table-cell>
          <table:table-cell table:formula="of:=0.78516 /0.048886" office:value-type="float" office:value="16.0610399705437" calcext:value-type="float">
            <text:p>16.0610399705437</text:p>
          </table:table-cell>
          <table:table-cell table:formula="of:=1.779013/0.112888" office:value-type="float" office:value="15.7590975125788" calcext:value-type="float">
            <text:p>15.7590975125788</text:p>
          </table:table-cell>
          <table:table-cell table:formula="of:=3.146635 /0.195611" office:value-type="float" office:value="16.0861863596628" calcext:value-type="float">
            <text:p>16.0861863596628</text:p>
          </table:table-cell>
          <table:table-cell table:formula="of:=7.05896 /0.348275" office:value-type="float" office:value="20.268351159285" calcext:value-type="float">
            <text:p>20.26835115928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099767 /0.012654/16" office:value-type="float" office:value="0.492764145724672" calcext:value-type="float">
            <text:p>0.492764145724672</text:p>
          </table:table-cell>
          <table:table-cell table:formula="of:=0.106113 /0.024893/16" office:value-type="float" office:value="0.266422789539228" calcext:value-type="float">
            <text:p>0.266422789539228</text:p>
          </table:table-cell>
          <table:table-cell table:formula="of:=0.478409 /0.053424/16" office:value-type="float" office:value="0.559684083932315" calcext:value-type="float">
            <text:p>0.559684083932315</text:p>
          </table:table-cell>
          <table:table-cell table:formula="of:=0.78516 /0.048886/16" office:value-type="float" office:value="1.00381499815898" calcext:value-type="float">
            <text:p>1.00381499815898</text:p>
          </table:table-cell>
          <table:table-cell table:formula="of:=1.779013/0.112888/16" office:value-type="float" office:value="0.984943594536177" calcext:value-type="float">
            <text:p>0.984943594536177</text:p>
          </table:table-cell>
          <table:table-cell table:formula="of:=3.146635 /0.195611/16" office:value-type="float" office:value="1.00538664747893" calcext:value-type="float">
            <text:p>1.00538664747893</text:p>
          </table:table-cell>
          <table:table-cell table:formula="of:=7.05896 /0.348275/16" office:value-type="float" office:value="1.26677194745532" calcext:value-type="float">
            <text:p>1.266771947455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44979" calcext:value-type="float">
            <text:p>0.044979</text:p>
          </table:table-cell>
          <table:table-cell office:value-type="float" office:value="0.045201" calcext:value-type="float">
            <text:p>0.045201</text:p>
          </table:table-cell>
          <table:table-cell office:value-type="float" office:value="0.086474" calcext:value-type="float">
            <text:p>0.086474</text:p>
          </table:table-cell>
          <table:table-cell office:value-type="float" office:value="0.084192" calcext:value-type="float">
            <text:p>0.084192</text:p>
          </table:table-cell>
          <table:table-cell office:value-type="float" office:value="0.133577" calcext:value-type="float">
            <text:p>0.13357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099767 /0.010548" office:value-type="float" office:value="9.45838073568449" calcext:value-type="float">
            <text:p>9.45838073568449</text:p>
          </table:table-cell>
          <table:table-cell table:formula="of:=0.106113 /0.01425" office:value-type="float" office:value="7.44652631578947" calcext:value-type="float">
            <text:p>7.44652631578947</text:p>
          </table:table-cell>
          <table:table-cell table:formula="of:=0.478409 /0.044979" office:value-type="float" office:value="10.6362747059739" calcext:value-type="float">
            <text:p>10.6362747059739</text:p>
          </table:table-cell>
          <table:table-cell table:formula="of:=0.78516 /0.045201" office:value-type="float" office:value="17.370412159023" calcext:value-type="float">
            <text:p>17.370412159023</text:p>
          </table:table-cell>
          <table:table-cell table:formula="of:=1.779013/0.086474" office:value-type="float" office:value="20.5728080116567" calcext:value-type="float">
            <text:p>20.5728080116567</text:p>
          </table:table-cell>
          <table:table-cell table:formula="of:=3.146635 /0.084192" office:value-type="float" office:value="37.3745130178639" calcext:value-type="float">
            <text:p>37.3745130178639</text:p>
          </table:table-cell>
          <table:table-cell table:formula="of:=7.05896 /0.133577" office:value-type="float" office:value="52.8456246210051" calcext:value-type="float">
            <text:p>52.845624621005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099767 /0.010548/25" office:value-type="float" office:value="0.37833522942738" calcext:value-type="float">
            <text:p>0.37833522942738</text:p>
          </table:table-cell>
          <table:table-cell table:formula="of:=0.106113 /0.01425/25" office:value-type="float" office:value="0.297861052631579" calcext:value-type="float">
            <text:p>0.297861052631579</text:p>
          </table:table-cell>
          <table:table-cell table:formula="of:=0.478409 /0.044979/25" office:value-type="float" office:value="0.425450988238956" calcext:value-type="float">
            <text:p>0.425450988238956</text:p>
          </table:table-cell>
          <table:table-cell table:formula="of:=0.78516 /0.045201/25" office:value-type="float" office:value="0.694816486360921" calcext:value-type="float">
            <text:p>0.694816486360921</text:p>
          </table:table-cell>
          <table:table-cell table:formula="of:=1.779013/0.086474/25" office:value-type="float" office:value="0.822912320466267" calcext:value-type="float">
            <text:p>0.822912320466267</text:p>
          </table:table-cell>
          <table:table-cell table:formula="of:=3.146635 /0.084192/25" office:value-type="float" office:value="1.49498052071456" calcext:value-type="float">
            <text:p>1.49498052071456</text:p>
          </table:table-cell>
          <table:table-cell table:formula="of:=7.05896 /0.133577/25" office:value-type="float" office:value="2.1138249848402" calcext:value-type="float">
            <text:p>2.113824984840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14705" calcext:value-type="float">
            <text:p>0.014705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0.035107" calcext:value-type="float">
            <text:p>0.035107</text:p>
          </table:table-cell>
          <table:table-cell office:value-type="float" office:value="0.046866" calcext:value-type="float">
            <text:p>0.046866</text:p>
          </table:table-cell>
          <table:table-cell office:value-type="float" office:value="0.065649" calcext:value-type="float">
            <text:p>0.065649</text:p>
          </table:table-cell>
          <table:table-cell office:value-type="float" office:value="0.099612" calcext:value-type="float">
            <text:p>0.099612</text:p>
          </table:table-cell>
          <table:table-cell office:value-type="float" office:value="0.165554" calcext:value-type="float">
            <text:p>0.1655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099767 /0.014705" office:value-type="float" office:value="6.78456307378443" calcext:value-type="float">
            <text:p>6.78456307378443</text:p>
          </table:table-cell>
          <table:table-cell table:formula="of:=0.106113 /0.013385" office:value-type="float" office:value="7.92775494957042" calcext:value-type="float">
            <text:p>7.92775494957042</text:p>
          </table:table-cell>
          <table:table-cell table:formula="of:=0.478409 /0.035107" office:value-type="float" office:value="13.6271683709801" calcext:value-type="float">
            <text:p>13.6271683709801</text:p>
          </table:table-cell>
          <table:table-cell table:formula="of:=0.78516 /0.046866" office:value-type="float" office:value="16.7532966329535" calcext:value-type="float">
            <text:p>16.7532966329535</text:p>
          </table:table-cell>
          <table:table-cell table:formula="of:=1.779013/0.065649" office:value-type="float" office:value="27.098859083916" calcext:value-type="float">
            <text:p>27.098859083916</text:p>
          </table:table-cell>
          <table:table-cell table:formula="of:=3.146635 /0.099612" office:value-type="float" office:value="31.5889149901618" calcext:value-type="float">
            <text:p>31.5889149901618</text:p>
          </table:table-cell>
          <table:table-cell table:formula="of:=7.05896 /0.165554" office:value-type="float" office:value="42.6384140522126" calcext:value-type="float">
            <text:p>42.638414052212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099767 /0.014705/36" office:value-type="float" office:value="0.188460085382901" calcext:value-type="float">
            <text:p>0.188460085382901</text:p>
          </table:table-cell>
          <table:table-cell table:formula="of:=0.106113 /0.013385/36" office:value-type="float" office:value="0.220215415265845" calcext:value-type="float">
            <text:p>0.220215415265845</text:p>
          </table:table-cell>
          <table:table-cell table:formula="of:=0.478409 /0.035107/36" office:value-type="float" office:value="0.378532454749448" calcext:value-type="float">
            <text:p>0.378532454749448</text:p>
          </table:table-cell>
          <table:table-cell table:formula="of:=0.78516 /0.046866/36" office:value-type="float" office:value="0.465369350915376" calcext:value-type="float">
            <text:p>0.465369350915376</text:p>
          </table:table-cell>
          <table:table-cell table:formula="of:=1.779013/0.065649/36" office:value-type="float" office:value="0.752746085664333" calcext:value-type="float">
            <text:p>0.752746085664333</text:p>
          </table:table-cell>
          <table:table-cell table:formula="of:=3.146635 /0.099612/36" office:value-type="float" office:value="0.877469860837829" calcext:value-type="float">
            <text:p>0.877469860837829</text:p>
          </table:table-cell>
          <table:table-cell table:formula="of:=7.05896 /0.165554/36" office:value-type="float" office:value="1.18440039033924" calcext:value-type="float">
            <text:p>1.1844003903392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30922" calcext:value-type="float">
            <text:p>0.030922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.058731" calcext:value-type="float">
            <text:p>0.058731</text:p>
          </table:table-cell>
          <table:table-cell office:value-type="float" office:value="0.090439" calcext:value-type="float">
            <text:p>0.090439</text:p>
          </table:table-cell>
          <table:table-cell office:value-type="float" office:value="0.141785" calcext:value-type="float">
            <text:p>0.14178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099767 /0.007143" office:value-type="float" office:value="13.9671006579868" calcext:value-type="float">
            <text:p>13.9671006579868</text:p>
          </table:table-cell>
          <table:table-cell table:formula="of:=0.106113 /0.018966" office:value-type="float" office:value="5.59490667510282" calcext:value-type="float">
            <text:p>5.59490667510282</text:p>
          </table:table-cell>
          <table:table-cell table:formula="of:=0.478409 /0.030922" office:value-type="float" office:value="15.4714766185887" calcext:value-type="float">
            <text:p>15.4714766185887</text:p>
          </table:table-cell>
          <table:table-cell table:formula="of:=0.78516 /0.04204" office:value-type="float" office:value="18.6764985727878" calcext:value-type="float">
            <text:p>18.6764985727878</text:p>
          </table:table-cell>
          <table:table-cell table:formula="of:=1.779013/0.058731" office:value-type="float" office:value="30.2908685362075" calcext:value-type="float">
            <text:p>30.2908685362075</text:p>
          </table:table-cell>
          <table:table-cell table:formula="of:=3.146635 /0.090439" office:value-type="float" office:value="34.7928990811486" calcext:value-type="float">
            <text:p>34.7928990811486</text:p>
          </table:table-cell>
          <table:table-cell table:formula="of:=7.05896 /0.141785" office:value-type="float" office:value="49.786366681948" calcext:value-type="float">
            <text:p>49.78636668194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099767 /0.007143/42" office:value-type="float" office:value="0.332550015666353" calcext:value-type="float">
            <text:p>0.332550015666353</text:p>
          </table:table-cell>
          <table:table-cell table:formula="of:=0.106113 /0.018966/42" office:value-type="float" office:value="0.133212063692924" calcext:value-type="float">
            <text:p>0.133212063692924</text:p>
          </table:table-cell>
          <table:table-cell table:formula="of:=0.478409 /0.030922/42" office:value-type="float" office:value="0.368368490918779" calcext:value-type="float">
            <text:p>0.368368490918779</text:p>
          </table:table-cell>
          <table:table-cell table:formula="of:=0.78516 /0.04204/42" office:value-type="float" office:value="0.444678537447329" calcext:value-type="float">
            <text:p>0.444678537447329</text:p>
          </table:table-cell>
          <table:table-cell table:formula="of:=1.779013/0.058731/42" office:value-type="float" office:value="0.721211155623987" calcext:value-type="float">
            <text:p>0.721211155623987</text:p>
          </table:table-cell>
          <table:table-cell table:formula="of:=3.146635 /0.090439/42" office:value-type="float" office:value="0.828402359074967" calcext:value-type="float">
            <text:p>0.828402359074967</text:p>
          </table:table-cell>
          <table:table-cell table:formula="of:=7.05896 /0.141785/42" office:value-type="float" office:value="1.18538968290352" calcext:value-type="float">
            <text:p>1.18538968290352</text:p>
          </table:table-cell>
        </table:table-row>
        <table:table-row table:style-name="ro1" table:number-rows-repeated="8">
          <table:table-cell table:number-columns-repeated="27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01815" calcext:value-type="float">
            <text:p>0.301815</text:p>
          </table:table-cell>
          <table:table-cell office:value-type="float" office:value="0.547604" calcext:value-type="float">
            <text:p>0.547604</text:p>
          </table:table-cell>
          <table:table-cell office:value-type="float" office:value="1.189085" calcext:value-type="float">
            <text:p>1.189085</text:p>
          </table:table-cell>
          <table:table-cell office:value-type="float" office:value="2.338687" calcext:value-type="float">
            <text:p>2.338687</text:p>
          </table:table-cell>
          <table:table-cell office:value-type="float" office:value="4.636995" calcext:value-type="float">
            <text:p>4.636995</text:p>
          </table:table-cell>
          <table:table-cell office:value-type="float" office:value="9.276958" calcext:value-type="float">
            <text:p>9.276958</text:p>
          </table:table-cell>
          <table:table-cell office:value-type="float" office:value="18.44034" calcext:value-type="float">
            <text:p>18.44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1815" calcext:value-type="float">
            <text:p>0.301815</text:p>
          </table:table-cell>
          <table:table-cell office:value-type="float" office:value="0.547604" calcext:value-type="float">
            <text:p>0.547604</text:p>
          </table:table-cell>
          <table:table-cell office:value-type="float" office:value="1.189085" calcext:value-type="float">
            <text:p>1.189085</text:p>
          </table:table-cell>
          <table:table-cell office:value-type="float" office:value="2.338687" calcext:value-type="float">
            <text:p>2.338687</text:p>
          </table:table-cell>
          <table:table-cell office:value-type="float" office:value="4.636995" calcext:value-type="float">
            <text:p>4.636995</text:p>
          </table:table-cell>
          <table:table-cell office:value-type="float" office:value="9.276958" calcext:value-type="float">
            <text:p>9.276958</text:p>
          </table:table-cell>
          <table:table-cell office:value-type="float" office:value="18.44034" calcext:value-type="float">
            <text:p>18.44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1815" calcext:value-type="float">
            <text:p>0.301815</text:p>
          </table:table-cell>
          <table:table-cell office:value-type="float" office:value="0.547604" calcext:value-type="float">
            <text:p>0.547604</text:p>
          </table:table-cell>
          <table:table-cell office:value-type="float" office:value="1.189085" calcext:value-type="float">
            <text:p>1.189085</text:p>
          </table:table-cell>
          <table:table-cell office:value-type="float" office:value="2.338687" calcext:value-type="float">
            <text:p>2.338687</text:p>
          </table:table-cell>
          <table:table-cell office:value-type="float" office:value="4.636995" calcext:value-type="float">
            <text:p>4.636995</text:p>
          </table:table-cell>
          <table:table-cell office:value-type="float" office:value="9.276958" calcext:value-type="float">
            <text:p>9.276958</text:p>
          </table:table-cell>
          <table:table-cell office:value-type="float" office:value="18.44034" calcext:value-type="float">
            <text:p>18.440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0297" calcext:value-type="float">
            <text:p>0.040297</text:p>
          </table:table-cell>
          <table:table-cell office:value-type="float" office:value="0.101834" calcext:value-type="float">
            <text:p>0.101834</text:p>
          </table:table-cell>
          <table:table-cell office:value-type="float" office:value="0.322142" calcext:value-type="float">
            <text:p>0.322142</text:p>
          </table:table-cell>
          <table:table-cell office:value-type="float" office:value="0.479979" calcext:value-type="float">
            <text:p>0.479979</text:p>
          </table:table-cell>
          <table:table-cell office:value-type="float" office:value="1.165199" calcext:value-type="float">
            <text:p>1.165199</text:p>
          </table:table-cell>
          <table:table-cell office:value-type="float" office:value="1.50798" calcext:value-type="float">
            <text:p>1.50798</text:p>
          </table:table-cell>
          <table:table-cell office:value-type="float" office:value="2.858449" calcext:value-type="float">
            <text:p>2.858449</text:p>
          </table:table-cell>
          <table:table-cell/>
          <table:table-cell office:value-type="float" office:value="4" calcext:value-type="float">
            <text:p>4</text:p>
          </table:table-cell>
          <table:table-cell table:formula="of:=0.301815 /0.040297" office:value-type="float" office:value="7.48976350596819" calcext:value-type="float">
            <text:p>7.48976350596819</text:p>
          </table:table-cell>
          <table:table-cell table:formula="of:=0.547604 /0.101834" office:value-type="float" office:value="5.37741815110867" calcext:value-type="float">
            <text:p>5.37741815110867</text:p>
          </table:table-cell>
          <table:table-cell table:formula="of:=1.189085 /0.322142" office:value-type="float" office:value="3.6911827703311" calcext:value-type="float">
            <text:p>3.6911827703311</text:p>
          </table:table-cell>
          <table:table-cell table:formula="of:=2.338687 /0.479979" office:value-type="float" office:value="4.87247775423508" calcext:value-type="float">
            <text:p>4.87247775423508</text:p>
          </table:table-cell>
          <table:table-cell table:formula="of:=4.636995 /1.165199" office:value-type="float" office:value="3.97957344625253" calcext:value-type="float">
            <text:p>3.97957344625253</text:p>
          </table:table-cell>
          <table:table-cell table:formula="of:=9.276958 /1.50798" office:value-type="float" office:value="6.15191050279182" calcext:value-type="float">
            <text:p>6.15191050279182</text:p>
          </table:table-cell>
          <table:table-cell table:formula="of:=18.44034 /2.858449" office:value-type="float" office:value="6.45116984770412" calcext:value-type="float">
            <text:p>6.45116984770412</text:p>
          </table:table-cell>
          <table:table-cell/>
          <table:table-cell office:value-type="float" office:value="4" calcext:value-type="float">
            <text:p>4</text:p>
          </table:table-cell>
          <table:table-cell table:formula="of:=0.301815 /0.040297/4" office:value-type="float" office:value="1.87244087649205" calcext:value-type="float">
            <text:p>1.87244087649205</text:p>
          </table:table-cell>
          <table:table-cell table:formula="of:=0.547604 /0.101834/4" office:value-type="float" office:value="1.34435453777717" calcext:value-type="float">
            <text:p>1.34435453777717</text:p>
          </table:table-cell>
          <table:table-cell table:formula="of:=1.189085 /0.322142/4" office:value-type="float" office:value="0.922795692582774" calcext:value-type="float">
            <text:p>0.922795692582774</text:p>
          </table:table-cell>
          <table:table-cell table:formula="of:=2.338687 /0.479979/4" office:value-type="float" office:value="1.21811943855877" calcext:value-type="float">
            <text:p>1.21811943855877</text:p>
          </table:table-cell>
          <table:table-cell table:formula="of:=4.636995 /1.165199/4" office:value-type="float" office:value="0.994893361563132" calcext:value-type="float">
            <text:p>0.994893361563132</text:p>
          </table:table-cell>
          <table:table-cell table:formula="of:=9.276958 /1.50798/4" office:value-type="float" office:value="1.53797762569795" calcext:value-type="float">
            <text:p>1.53797762569795</text:p>
          </table:table-cell>
          <table:table-cell table:formula="of:=18.44034 /2.858449/4" office:value-type="float" office:value="1.61279246192603" calcext:value-type="float">
            <text:p>1.6127924619260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8118" calcext:value-type="float">
            <text:p>0.048118</text:p>
          </table:table-cell>
          <table:table-cell office:value-type="float" office:value="0.065918" calcext:value-type="float">
            <text:p>0.065918</text:p>
          </table:table-cell>
          <table:table-cell office:value-type="float" office:value="0.180672" calcext:value-type="float">
            <text:p>0.180672</text:p>
          </table:table-cell>
          <table:table-cell office:value-type="float" office:value="0.377291" calcext:value-type="float">
            <text:p>0.377291</text:p>
          </table:table-cell>
          <table:table-cell office:value-type="float" office:value="0.466078" calcext:value-type="float">
            <text:p>0.466078</text:p>
          </table:table-cell>
          <table:table-cell office:value-type="float" office:value="0.851442" calcext:value-type="float">
            <text:p>0.851442</text:p>
          </table:table-cell>
          <table:table-cell office:value-type="float" office:value="1.363205" calcext:value-type="float">
            <text:p>1.363205</text:p>
          </table:table-cell>
          <table:table-cell/>
          <table:table-cell office:value-type="float" office:value="9" calcext:value-type="float">
            <text:p>9</text:p>
          </table:table-cell>
          <table:table-cell table:formula="of:=0.301815 /0.048118" office:value-type="float" office:value="6.27239286753398" calcext:value-type="float">
            <text:p>6.27239286753398</text:p>
          </table:table-cell>
          <table:table-cell table:formula="of:=0.547604 /0.065918" office:value-type="float" office:value="8.3073515579963" calcext:value-type="float">
            <text:p>8.3073515579963</text:p>
          </table:table-cell>
          <table:table-cell table:formula="of:=1.189085 /0.180672" office:value-type="float" office:value="6.58145700495926" calcext:value-type="float">
            <text:p>6.58145700495926</text:p>
          </table:table-cell>
          <table:table-cell table:formula="of:=2.338687 /0.377291" office:value-type="float" office:value="6.19862917482792" calcext:value-type="float">
            <text:p>6.19862917482792</text:p>
          </table:table-cell>
          <table:table-cell table:formula="of:=4.636995 /0.466078" office:value-type="float" office:value="9.94896776934333" calcext:value-type="float">
            <text:p>9.94896776934333</text:p>
          </table:table-cell>
          <table:table-cell table:formula="of:=9.276958 /0.851442" office:value-type="float" office:value="10.895584197162" calcext:value-type="float">
            <text:p>10.895584197162</text:p>
          </table:table-cell>
          <table:table-cell table:formula="of:=18.44034 /1.363205" office:value-type="float" office:value="13.5271951027175" calcext:value-type="float">
            <text:p>13.5271951027175</text:p>
          </table:table-cell>
          <table:table-cell/>
          <table:table-cell office:value-type="float" office:value="9" calcext:value-type="float">
            <text:p>9</text:p>
          </table:table-cell>
          <table:table-cell table:formula="of:=0.301815 /0.048118/9" office:value-type="float" office:value="0.696932540837109" calcext:value-type="float">
            <text:p>0.696932540837109</text:p>
          </table:table-cell>
          <table:table-cell table:formula="of:=0.547604 /0.065918/9" office:value-type="float" office:value="0.923039061999589" calcext:value-type="float">
            <text:p>0.923039061999589</text:p>
          </table:table-cell>
          <table:table-cell table:formula="of:=1.189085 /0.180672/9" office:value-type="float" office:value="0.731273000551029" calcext:value-type="float">
            <text:p>0.731273000551029</text:p>
          </table:table-cell>
          <table:table-cell table:formula="of:=2.338687 /0.377291/9" office:value-type="float" office:value="0.68873657498088" calcext:value-type="float">
            <text:p>0.68873657498088</text:p>
          </table:table-cell>
          <table:table-cell table:formula="of:=4.636995 /0.466078/9" office:value-type="float" office:value="1.10544086326037" calcext:value-type="float">
            <text:p>1.10544086326037</text:p>
          </table:table-cell>
          <table:table-cell table:formula="of:=9.276958 /0.851442/9" office:value-type="float" office:value="1.21062046635133" calcext:value-type="float">
            <text:p>1.21062046635133</text:p>
          </table:table-cell>
          <table:table-cell table:formula="of:=18.44034 /1.363205/9" office:value-type="float" office:value="1.50302167807972" calcext:value-type="float">
            <text:p>1.5030216780797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2411" calcext:value-type="float">
            <text:p>0.032411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79426" calcext:value-type="float">
            <text:p>0.079426</text:p>
          </table:table-cell>
          <table:table-cell office:value-type="float" office:value="0.24069" calcext:value-type="float">
            <text:p>0.24069</text:p>
          </table:table-cell>
          <table:table-cell office:value-type="float" office:value="0.592246" calcext:value-type="float">
            <text:p>0.592246</text:p>
          </table:table-cell>
          <table:table-cell office:value-type="float" office:value="0.42135" calcext:value-type="float">
            <text:p>0.42135</text:p>
          </table:table-cell>
          <table:table-cell office:value-type="float" office:value="0.770356" calcext:value-type="float">
            <text:p>0.7703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301815 /0.032411" office:value-type="float" office:value="9.31211625682639" calcext:value-type="float">
            <text:p>9.31211625682639</text:p>
          </table:table-cell>
          <table:table-cell table:formula="of:=0.547604 /0.02747" office:value-type="float" office:value="19.9346195850018" calcext:value-type="float">
            <text:p>19.9346195850018</text:p>
          </table:table-cell>
          <table:table-cell table:formula="of:=1.189085 /0.079426" office:value-type="float" office:value="14.9709792763075" calcext:value-type="float">
            <text:p>14.9709792763075</text:p>
          </table:table-cell>
          <table:table-cell table:formula="of:=2.338687 /0.24069" office:value-type="float" office:value="9.71659395903444" calcext:value-type="float">
            <text:p>9.71659395903444</text:p>
          </table:table-cell>
          <table:table-cell table:formula="of:=4.636995 /0.592246" office:value-type="float" office:value="7.82950834619398" calcext:value-type="float">
            <text:p>7.82950834619398</text:p>
          </table:table-cell>
          <table:table-cell table:formula="of:=9.276958 /0.42135" office:value-type="float" office:value="22.017225584431" calcext:value-type="float">
            <text:p>22.017225584431</text:p>
          </table:table-cell>
          <table:table-cell table:formula="of:=18.44034 /0.770356" office:value-type="float" office:value="23.9374263327604" calcext:value-type="float">
            <text:p>23.937426332760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0.301815 /0.032411/16" office:value-type="float" office:value="0.582007266051649" calcext:value-type="float">
            <text:p>0.582007266051649</text:p>
          </table:table-cell>
          <table:table-cell table:formula="of:=0.547604 /0.02747/16" office:value-type="float" office:value="1.24591372406261" calcext:value-type="float">
            <text:p>1.24591372406261</text:p>
          </table:table-cell>
          <table:table-cell table:formula="of:=1.189085 /0.079426/16" office:value-type="float" office:value="0.935686204769219" calcext:value-type="float">
            <text:p>0.935686204769219</text:p>
          </table:table-cell>
          <table:table-cell table:formula="of:=2.338687 /0.24069/16" office:value-type="float" office:value="0.607287122439653" calcext:value-type="float">
            <text:p>0.607287122439653</text:p>
          </table:table-cell>
          <table:table-cell table:formula="of:=4.636995 /0.592246/16" office:value-type="float" office:value="0.489344271637124" calcext:value-type="float">
            <text:p>0.489344271637124</text:p>
          </table:table-cell>
          <table:table-cell table:formula="of:=9.276958 /0.42135/16" office:value-type="float" office:value="1.37607659902694" calcext:value-type="float">
            <text:p>1.37607659902694</text:p>
          </table:table-cell>
          <table:table-cell table:formula="of:=18.44034 /0.770356/16" office:value-type="float" office:value="1.49608914579753" calcext:value-type="float">
            <text:p>1.4960891457975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24451" calcext:value-type="float">
            <text:p>0.024451</text:p>
          </table:table-cell>
          <table:table-cell office:value-type="float" office:value="0.018627" calcext:value-type="float">
            <text:p>0.018627</text:p>
          </table:table-cell>
          <table:table-cell office:value-type="float" office:value="0.075176" calcext:value-type="float">
            <text:p>0.075176</text:p>
          </table:table-cell>
          <table:table-cell office:value-type="float" office:value="0.107803" calcext:value-type="float">
            <text:p>0.107803</text:p>
          </table:table-cell>
          <table:table-cell office:value-type="float" office:value="0.161954" calcext:value-type="float">
            <text:p>0.161954</text:p>
          </table:table-cell>
          <table:table-cell office:value-type="float" office:value="0.271508" calcext:value-type="float">
            <text:p>0.271508</text:p>
          </table:table-cell>
          <table:table-cell office:value-type="float" office:value="0.511526" calcext:value-type="float">
            <text:p>0.51152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301815 /0.024451" office:value-type="float" office:value="12.3436669256881" calcext:value-type="float">
            <text:p>12.3436669256881</text:p>
          </table:table-cell>
          <table:table-cell table:formula="of:=0.547604 /0.018627" office:value-type="float" office:value="29.3984001717936" calcext:value-type="float">
            <text:p>29.3984001717936</text:p>
          </table:table-cell>
          <table:table-cell table:formula="of:=1.189085 /0.075176" office:value-type="float" office:value="15.8173486219006" calcext:value-type="float">
            <text:p>15.8173486219006</text:p>
          </table:table-cell>
          <table:table-cell table:formula="of:=2.338687 /0.107803" office:value-type="float" office:value="21.6940808697346" calcext:value-type="float">
            <text:p>21.6940808697346</text:p>
          </table:table-cell>
          <table:table-cell table:formula="of:=4.636995 /0.161954" office:value-type="float" office:value="28.6315558738901" calcext:value-type="float">
            <text:p>28.6315558738901</text:p>
          </table:table-cell>
          <table:table-cell table:formula="of:=9.276958 /0.271508" office:value-type="float" office:value="34.1682676016913" calcext:value-type="float">
            <text:p>34.1682676016913</text:p>
          </table:table-cell>
          <table:table-cell table:formula="of:=18.44034 /0.511526" office:value-type="float" office:value="36.0496631647267" calcext:value-type="float">
            <text:p>36.049663164726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0.301815 /0.024451/25" office:value-type="float" office:value="0.493746677027524" calcext:value-type="float">
            <text:p>0.493746677027524</text:p>
          </table:table-cell>
          <table:table-cell table:formula="of:=0.547604 /0.018627/25" office:value-type="float" office:value="1.17593600687175" calcext:value-type="float">
            <text:p>1.17593600687175</text:p>
          </table:table-cell>
          <table:table-cell table:formula="of:=1.189085 /0.075176/25" office:value-type="float" office:value="0.632693944876024" calcext:value-type="float">
            <text:p>0.632693944876024</text:p>
          </table:table-cell>
          <table:table-cell table:formula="of:=2.338687 /0.107803/25" office:value-type="float" office:value="0.867763234789384" calcext:value-type="float">
            <text:p>0.867763234789384</text:p>
          </table:table-cell>
          <table:table-cell table:formula="of:=4.636995 /0.161954/25" office:value-type="float" office:value="1.1452622349556" calcext:value-type="float">
            <text:p>1.1452622349556</text:p>
          </table:table-cell>
          <table:table-cell table:formula="of:=9.276958 /0.271508/25" office:value-type="float" office:value="1.36673070406765" calcext:value-type="float">
            <text:p>1.36673070406765</text:p>
          </table:table-cell>
          <table:table-cell table:formula="of:=18.44034 /0.511526/25" office:value-type="float" office:value="1.44198652658907" calcext:value-type="float">
            <text:p>1.4419865265890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19207" calcext:value-type="float">
            <text:p>0.019207</text:p>
          </table:table-cell>
          <table:table-cell office:value-type="float" office:value="0.021684" calcext:value-type="float">
            <text:p>0.021684</text:p>
          </table:table-cell>
          <table:table-cell office:value-type="float" office:value="0.056221" calcext:value-type="float">
            <text:p>0.056221</text:p>
          </table:table-cell>
          <table:table-cell office:value-type="float" office:value="0.082035" calcext:value-type="float">
            <text:p>0.082035</text:p>
          </table:table-cell>
          <table:table-cell office:value-type="float" office:value="0.12388" calcext:value-type="float">
            <text:p>0.12388</text:p>
          </table:table-cell>
          <table:table-cell office:value-type="float" office:value="0.206553" calcext:value-type="float">
            <text:p>0.206553</text:p>
          </table:table-cell>
          <table:table-cell office:value-type="float" office:value="0.367662" calcext:value-type="float">
            <text:p>0.36766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301815 /0.019207" office:value-type="float" office:value="15.7138022595929" calcext:value-type="float">
            <text:p>15.7138022595929</text:p>
          </table:table-cell>
          <table:table-cell table:formula="of:=0.547604 /0.021684" office:value-type="float" office:value="25.2538277070651" calcext:value-type="float">
            <text:p>25.2538277070651</text:p>
          </table:table-cell>
          <table:table-cell table:formula="of:=1.189085 /0.056221" office:value-type="float" office:value="21.1501929883851" calcext:value-type="float">
            <text:p>21.1501929883851</text:p>
          </table:table-cell>
          <table:table-cell table:formula="of:=2.338687 /0.082035" office:value-type="float" office:value="28.5084049491071" calcext:value-type="float">
            <text:p>28.5084049491071</text:p>
          </table:table-cell>
          <table:table-cell table:formula="of:=4.636995 /0.12388" office:value-type="float" office:value="37.4313448498547" calcext:value-type="float">
            <text:p>37.4313448498547</text:p>
          </table:table-cell>
          <table:table-cell table:formula="of:=9.276958 /0.206553" office:value-type="float" office:value="44.9132087164069" calcext:value-type="float">
            <text:p>44.9132087164069</text:p>
          </table:table-cell>
          <table:table-cell table:formula="of:=18.44034 /0.367662" office:value-type="float" office:value="50.1556864729017" calcext:value-type="float">
            <text:p>50.155686472901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0.301815 /0.019207/36" office:value-type="float" office:value="0.436494507210913" calcext:value-type="float">
            <text:p>0.436494507210913</text:p>
          </table:table-cell>
          <table:table-cell table:formula="of:=0.547604 /0.021684/36" office:value-type="float" office:value="0.701495214085142" calcext:value-type="float">
            <text:p>0.701495214085142</text:p>
          </table:table-cell>
          <table:table-cell table:formula="of:=1.189085 /0.056221/36" office:value-type="float" office:value="0.587505360788476" calcext:value-type="float">
            <text:p>0.587505360788476</text:p>
          </table:table-cell>
          <table:table-cell table:formula="of:=2.338687 /0.082035/36" office:value-type="float" office:value="0.791900137475197" calcext:value-type="float">
            <text:p>0.791900137475197</text:p>
          </table:table-cell>
          <table:table-cell table:formula="of:=4.636995 /0.12388/36" office:value-type="float" office:value="1.03975957916263" calcext:value-type="float">
            <text:p>1.03975957916263</text:p>
          </table:table-cell>
          <table:table-cell table:formula="of:=9.276958 /0.206553/36" office:value-type="float" office:value="1.2475891310113" calcext:value-type="float">
            <text:p>1.2475891310113</text:p>
          </table:table-cell>
          <table:table-cell table:formula="of:=18.44034 /0.367662/36" office:value-type="float" office:value="1.39321351313616" calcext:value-type="float">
            <text:p>1.3932135131361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14364" calcext:value-type="float">
            <text:p>0.014364</text:p>
          </table:table-cell>
          <table:table-cell office:value-type="float" office:value="0.015741" calcext:value-type="float">
            <text:p>0.015741</text:p>
          </table:table-cell>
          <table:table-cell office:value-type="float" office:value="0.061797" calcext:value-type="float">
            <text:p>0.061797</text:p>
          </table:table-cell>
          <table:table-cell office:value-type="float" office:value="0.089163" calcext:value-type="float">
            <text:p>0.089163</text:p>
          </table:table-cell>
          <table:table-cell office:value-type="float" office:value="0.167763" calcext:value-type="float">
            <text:p>0.167763</text:p>
          </table:table-cell>
          <table:table-cell office:value-type="float" office:value="0.221084" calcext:value-type="float">
            <text:p>0.221084</text:p>
          </table:table-cell>
          <table:table-cell office:value-type="float" office:value="0.56491" calcext:value-type="float">
            <text:p>0.564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301815 /0.014364" office:value-type="float" office:value="21.0119047619048" calcext:value-type="float">
            <text:p>21.0119047619048</text:p>
          </table:table-cell>
          <table:table-cell table:formula="of:=0.547604 /0.015741" office:value-type="float" office:value="34.7883870148021" calcext:value-type="float">
            <text:p>34.7883870148021</text:p>
          </table:table-cell>
          <table:table-cell table:formula="of:=1.189085 /0.061797" office:value-type="float" office:value="19.2417916727349" calcext:value-type="float">
            <text:p>19.2417916727349</text:p>
          </table:table-cell>
          <table:table-cell table:formula="of:=2.338687 /0.089163" office:value-type="float" office:value="26.2293440104079" calcext:value-type="float">
            <text:p>26.2293440104079</text:p>
          </table:table-cell>
          <table:table-cell table:formula="of:=4.636995 /0.167763" office:value-type="float" office:value="27.6401530730852" calcext:value-type="float">
            <text:p>27.6401530730852</text:p>
          </table:table-cell>
          <table:table-cell table:formula="of:=9.276958 /0.221084" office:value-type="float" office:value="41.9612364531128" calcext:value-type="float">
            <text:p>41.9612364531128</text:p>
          </table:table-cell>
          <table:table-cell table:formula="of:=18.44034 /0.56491" office:value-type="float" office:value="32.6429696765857" calcext:value-type="float">
            <text:p>32.642969676585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0.301815 /0.014364/42" office:value-type="float" office:value="0.500283446712018" calcext:value-type="float">
            <text:p>0.500283446712018</text:p>
          </table:table-cell>
          <table:table-cell table:formula="of:=0.547604 /0.015741/42" office:value-type="float" office:value="0.82829492892386" calcext:value-type="float">
            <text:p>0.82829492892386</text:p>
          </table:table-cell>
          <table:table-cell table:formula="of:=1.189085 /0.061797/42" office:value-type="float" office:value="0.458137896969879" calcext:value-type="float">
            <text:p>0.458137896969879</text:p>
          </table:table-cell>
          <table:table-cell table:formula="of:=2.338687 /0.089163/42" office:value-type="float" office:value="0.624508190723998" calcext:value-type="float">
            <text:p>0.624508190723998</text:p>
          </table:table-cell>
          <table:table-cell table:formula="of:=4.636995 /0.167763/42" office:value-type="float" office:value="0.658098882692506" calcext:value-type="float">
            <text:p>0.658098882692506</text:p>
          </table:table-cell>
          <table:table-cell table:formula="of:=9.276958 /0.221084/42" office:value-type="float" office:value="0.999077058407449" calcext:value-type="float">
            <text:p>0.999077058407449</text:p>
          </table:table-cell>
          <table:table-cell table:formula="of:=18.44034 /0.56491/42" office:value-type="float" office:value="0.77721356372823" calcext:value-type="float">
            <text:p>0.77721356372823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office:value-type="string" calcext:value-type="string">
            <text:p>CUD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265" calcext:value-type="float">
            <text:p>0.00265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13427" calcext:value-type="float">
            <text:p>0.013427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46451" calcext:value-type="float">
            <text:p>0.046451</text:p>
          </table:table-cell>
          <table:table-cell office:value-type="float" office:value="0.089232" calcext:value-type="float">
            <text:p>0.089232</text:p>
          </table:table-cell>
          <table:table-cell office:value-type="float" office:value="0.171278" calcext:value-type="float">
            <text:p>0.171278</text:p>
          </table:table-cell>
          <table:table-cell table:number-columns-repeated="2"/>
          <table:table-cell table:formula="of:=0.078664 /0.00265" office:value-type="float" office:value="29.6845283018868" calcext:value-type="float">
            <text:p>29.6845283018868</text:p>
          </table:table-cell>
          <table:table-cell table:formula="of:=0.126969 /0.004461" office:value-type="float" office:value="28.4620040349697" calcext:value-type="float">
            <text:p>28.4620040349697</text:p>
          </table:table-cell>
          <table:table-cell table:formula="of:=0.423789 /0.013427" office:value-type="float" office:value="31.5624487971997" calcext:value-type="float">
            <text:p>31.5624487971997</text:p>
          </table:table-cell>
          <table:table-cell table:formula="of:=0.785096 /0.02406" office:value-type="float" office:value="32.6307564422278" calcext:value-type="float">
            <text:p>32.6307564422278</text:p>
          </table:table-cell>
          <table:table-cell table:formula="of:=1.618025 /0.046451" office:value-type="float" office:value="34.8329422402101" calcext:value-type="float">
            <text:p>34.8329422402101</text:p>
          </table:table-cell>
          <table:table-cell table:formula="of:=3.241482 /0.089232" office:value-type="float" office:value="36.3264523937601" calcext:value-type="float">
            <text:p>36.3264523937601</text:p>
          </table:table-cell>
          <table:table-cell table:formula="of:=6.288232 /0.171278" office:value-type="float" office:value="36.7136001120985" calcext:value-type="float">
            <text:p>36.7136001120985</text:p>
          </table:table-cell>
          <table:table-cell table:number-columns-repeated="9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13651" calcext:value-type="float">
            <text:p>0.013651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0.105966" calcext:value-type="float">
            <text:p>0.105966</text:p>
          </table:table-cell>
          <table:table-cell office:value-type="float" office:value="0.170582" calcext:value-type="float">
            <text:p>0.170582</text:p>
          </table:table-cell>
          <table:table-cell office:value-type="float" office:value="0.346948" calcext:value-type="float">
            <text:p>0.346948</text:p>
          </table:table-cell>
          <table:table-cell office:value-type="float" office:value="0.622513" calcext:value-type="float">
            <text:p>0.622513</text:p>
          </table:table-cell>
          <table:table-cell office:value-type="float" office:value="1.255538" calcext:value-type="float">
            <text:p>1.255538</text:p>
          </table:table-cell>
          <table:table-cell table:number-columns-repeated="2"/>
          <table:table-cell table:formula="of:=0.177368 /0.013651" office:value-type="float" office:value="12.9930408028716" calcext:value-type="float">
            <text:p>12.9930408028716</text:p>
          </table:table-cell>
          <table:table-cell table:formula="of:=0.297777 /0.027252" office:value-type="float" office:value="10.9267943637164" calcext:value-type="float">
            <text:p>10.9267943637164</text:p>
          </table:table-cell>
          <table:table-cell table:formula="of:=1.184427 /0.105966" office:value-type="float" office:value="11.1774248343808" calcext:value-type="float">
            <text:p>11.1774248343808</text:p>
          </table:table-cell>
          <table:table-cell table:formula="of:=2.335112 /0.170582" office:value-type="float" office:value="13.6890879459732" calcext:value-type="float">
            <text:p>13.6890879459732</text:p>
          </table:table-cell>
          <table:table-cell table:formula="of:=4.63778 /0.346948" office:value-type="float" office:value="13.3673634089258" calcext:value-type="float">
            <text:p>13.3673634089258</text:p>
          </table:table-cell>
          <table:table-cell table:formula="of:=9.238416 /0.622513" office:value-type="float" office:value="14.8405189931777" calcext:value-type="float">
            <text:p>14.8405189931777</text:p>
          </table:table-cell>
          <table:table-cell table:formula="of:=18.431898 /1.255538" office:value-type="float" office:value="14.6804780102235" calcext:value-type="float">
            <text:p>14.680478010223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0:43:20.612798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06:21.629297198</meta:creation-date>
    <meta:generator>LibreOffice/6.0.6.2$Linux_X86_64 LibreOffice_project/00m0$Build-2</meta:generator>
    <dc:date>2018-10-13T01:03:25.338048122</dc:date>
    <meta:editing-duration>PT3H43M47S</meta:editing-duration>
    <meta:editing-cycles>12</meta:editing-cycles>
    <meta:document-statistic meta:table-count="1" meta:cell-count="836" meta:object-count="0"/>
  </office:meta>
</office:document-meta>
</file>